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4.86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135.69pt"/>
    </style:style>
    <style:style style:name="co4" style:family="table-column">
      <style:table-column-properties fo:break-before="auto" style:column-width="242.16pt"/>
    </style:style>
    <style:style style:name="co5" style:family="table-column">
      <style:table-column-properties fo:break-before="auto" style:column-width="66.76pt"/>
    </style:style>
    <style:style style:name="co6" style:family="table-column">
      <style:table-column-properties fo:break-before="auto" style:column-width="73.81pt"/>
    </style:style>
    <style:style style:name="co7" style:family="table-column">
      <style:table-column-properties fo:break-before="auto" style:column-width="56.55pt"/>
    </style:style>
    <style:style style:name="co8" style:family="table-column">
      <style:table-column-properties fo:break-before="auto" style:column-width="99.64pt"/>
    </style:style>
    <style:style style:name="co9" style:family="table-column">
      <style:table-column-properties fo:break-before="auto" style:column-width="102.81pt"/>
    </style:style>
    <style:style style:name="co10" style:family="table-column">
      <style:table-column-properties fo:break-before="auto" style:column-width="69.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ublic_Facili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OPL_NAME</text:p>
          </table:table-cell>
          <table:table-cell office:value-type="string" calcext:value-type="string">
            <text:p>POPL_TYPE</text:p>
          </table:table-cell>
          <table:table-cell office:value-type="string" calcext:value-type="string">
            <text:p>Street Address</text:p>
          </table:table-cell>
          <table:table-cell office:value-type="string" calcext:value-type="string">
            <text:p>POPL_ADDR1</text:p>
          </table:table-cell>
          <table:table-cell office:value-type="string" calcext:value-type="string">
            <text:p>POPL_CITY</text:p>
          </table:table-cell>
          <table:table-cell office:value-type="string" calcext:value-type="string">
            <text:p>POPL_STATE</text:p>
          </table:table-cell>
          <table:table-cell table:style-name="Default" office:value-type="string" calcext:value-type="string">
            <text:p>POPL_ZIP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POPL_PHONE</text:p>
          </table:table-cell>
        </table:table-row>
        <table:table-row table:style-name="ro2">
          <table:table-cell office:value-type="string" calcext:value-type="string">
            <text:p>South Bend Fire Dept.</text:p>
          </table:table-cell>
          <table:table-cell office:value-type="string" calcext:value-type="string">
            <text:p>FIRE STATION</text:p>
          </table:table-cell>
          <table:table-cell table:formula="of:=LEFT([.$D2];SEARCH(&quot;\n&quot;;[.$D2])-1)" office:value-type="string" office:string-value="1222 S. Michigan St." calcext:value-type="string">
            <text:p>1222 S. Michigan St.</text:p>
          </table:table-cell>
          <table:table-cell office:value-type="string" calcext:value-type="string">
            <text:p>1222 S. Michigan St.</text:p>
            <text:p>South Bend, Indiana 46601</text:p>
            <text:p>(41.66145320300046, -86.24997207899969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01</text:p>
          </table:table-cell>
          <table:table-cell table:formula="of:=MID([.$D2];SEARCH(&quot;(&quot;;[.$D2])+1;SEARCH(&quot;,&quot;;[.$D2];SEARCH(&quot;(&quot;;[.$D2]))-SEARCH(&quot;(&quot;;[.$D2])-1)" office:value-type="string" office:string-value="41.66145320300046" calcext:value-type="string">
            <text:p>41.66145320300046</text:p>
          </table:table-cell>
          <table:table-cell table:formula="of:=MID([.$D2];SEARCH(&quot;,&quot;;[.$D2];SEARCH(&quot;(&quot;;[.$D2]))+2;SEARCH(&quot;)&quot;;[.$D2])-2-SEARCH(&quot;,&quot;;[.$D2];SEARCH(&quot;(&quot;;[.$D2])))" office:value-type="string" office:string-value="-86.24997207899969" calcext:value-type="string">
            <text:p>-86.24997207899969</text:p>
          </table:table-cell>
          <table:table-cell office:value-type="string" calcext:value-type="string">
            <text:p>574-235-9491</text:p>
          </table:table-cell>
        </table:table-row>
        <table:table-row table:style-name="ro2">
          <table:table-cell office:value-type="string" calcext:value-type="string">
            <text:p>South Bend Fire Dept. Station #2</text:p>
          </table:table-cell>
          <table:table-cell office:value-type="string" calcext:value-type="string">
            <text:p>FIRE STATION</text:p>
          </table:table-cell>
          <table:table-cell table:formula="of:=LEFT([.$D3];SEARCH(&quot;\n&quot;;[.$D3])-1)" office:value-type="string" office:string-value="402 Martin Luther King Jr Dr" calcext:value-type="string">
            <text:p>402 Martin Luther King Jr Dr</text:p>
          </table:table-cell>
          <table:table-cell office:value-type="string" calcext:value-type="string">
            <text:p>402 Martin Luther King Jr Dr</text:p>
            <text:p>South Bend, Indiana 46601</text:p>
            <text:p>(41.68009785300046, -86.25981731099967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01</text:p>
          </table:table-cell>
          <table:table-cell table:formula="of:=MID([.$D3];SEARCH(&quot;(&quot;;[.$D3])+1;SEARCH(&quot;,&quot;;[.$D3];SEARCH(&quot;(&quot;;[.$D3]))-SEARCH(&quot;(&quot;;[.$D3])-1)" office:value-type="string" office:string-value="41.68009785300046" calcext:value-type="string">
            <text:p>41.68009785300046</text:p>
          </table:table-cell>
          <table:table-cell table:formula="of:=MID([.$D3];SEARCH(&quot;,&quot;;[.$D3];SEARCH(&quot;(&quot;;[.$D3]))+2;SEARCH(&quot;)&quot;;[.$D3])-2-SEARCH(&quot;,&quot;;[.$D3];SEARCH(&quot;(&quot;;[.$D3])))" office:value-type="string" office:string-value="-86.25981731099967" calcext:value-type="string">
            <text:p>-86.25981731099967</text:p>
          </table:table-cell>
          <table:table-cell office:value-type="string" calcext:value-type="string">
            <text:p>574-235-9602</text:p>
          </table:table-cell>
        </table:table-row>
        <table:table-row table:style-name="ro2">
          <table:table-cell office:value-type="string" calcext:value-type="string">
            <text:p>South Bend Fire Dept. Station #3</text:p>
          </table:table-cell>
          <table:table-cell office:value-type="string" calcext:value-type="string">
            <text:p>FIRE STATION</text:p>
          </table:table-cell>
          <table:table-cell table:formula="of:=LEFT([.$D4];SEARCH(&quot;\n&quot;;[.$D4])-1)" office:value-type="string" office:string-value="1805 McKinley Ave." calcext:value-type="string">
            <text:p>1805 McKinley Ave.</text:p>
          </table:table-cell>
          <table:table-cell office:value-type="string" calcext:value-type="string">
            <text:p>1805 McKinley Ave.</text:p>
            <text:p>South Bend, Indiana 46617</text:p>
            <text:p>(41.680220706000455, -86.22075713699968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7</text:p>
          </table:table-cell>
          <table:table-cell table:formula="of:=MID([.$D4];SEARCH(&quot;(&quot;;[.$D4])+1;SEARCH(&quot;,&quot;;[.$D4];SEARCH(&quot;(&quot;;[.$D4]))-SEARCH(&quot;(&quot;;[.$D4])-1)" office:value-type="string" office:string-value="41.680220706000455" calcext:value-type="string">
            <text:p>41.680220706000455</text:p>
          </table:table-cell>
          <table:table-cell table:formula="of:=MID([.$D4];SEARCH(&quot;,&quot;;[.$D4];SEARCH(&quot;(&quot;;[.$D4]))+2;SEARCH(&quot;)&quot;;[.$D4])-2-SEARCH(&quot;,&quot;;[.$D4];SEARCH(&quot;(&quot;;[.$D4])))" office:value-type="string" office:string-value="-86.22075713699968" calcext:value-type="string">
            <text:p>-86.22075713699968</text:p>
          </table:table-cell>
          <table:table-cell office:value-type="string" calcext:value-type="string">
            <text:p>574-235-9175</text:p>
          </table:table-cell>
        </table:table-row>
        <table:table-row table:style-name="ro2">
          <table:table-cell office:value-type="string" calcext:value-type="string">
            <text:p>South Bend Fire Dept. Station #4</text:p>
          </table:table-cell>
          <table:table-cell office:value-type="string" calcext:value-type="string">
            <text:p>FIRE STATION</text:p>
          </table:table-cell>
          <table:table-cell table:formula="of:=LEFT([.$D5];SEARCH(&quot;\n&quot;;[.$D5])-1)" office:value-type="string" office:string-value="220 N. Olive St." calcext:value-type="string">
            <text:p>220 N. Olive St.</text:p>
          </table:table-cell>
          <table:table-cell office:value-type="string" calcext:value-type="string">
            <text:p>220 N. Olive St.</text:p>
            <text:p>South Bend, Indiana 46628</text:p>
            <text:p>(41.678453281000486, -86.28343457299968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table:formula="of:=MID([.$D5];SEARCH(&quot;(&quot;;[.$D5])+1;SEARCH(&quot;,&quot;;[.$D5];SEARCH(&quot;(&quot;;[.$D5]))-SEARCH(&quot;(&quot;;[.$D5])-1)" office:value-type="string" office:string-value="41.678453281000486" calcext:value-type="string">
            <text:p>41.678453281000486</text:p>
          </table:table-cell>
          <table:table-cell table:formula="of:=MID([.$D5];SEARCH(&quot;,&quot;;[.$D5];SEARCH(&quot;(&quot;;[.$D5]))+2;SEARCH(&quot;)&quot;;[.$D5])-2-SEARCH(&quot;,&quot;;[.$D5];SEARCH(&quot;(&quot;;[.$D5])))" office:value-type="string" office:string-value="-86.28343457299968" calcext:value-type="string">
            <text:p>-86.28343457299968</text:p>
          </table:table-cell>
          <table:table-cell office:value-type="string" calcext:value-type="string">
            <text:p>574-235-9422</text:p>
          </table:table-cell>
        </table:table-row>
        <table:table-row table:style-name="ro2">
          <table:table-cell office:value-type="string" calcext:value-type="string">
            <text:p>South Bend Fire Dept. Station #5</text:p>
          </table:table-cell>
          <table:table-cell office:value-type="string" calcext:value-type="string">
            <text:p>FIRE STATION</text:p>
          </table:table-cell>
          <table:table-cell table:formula="of:=LEFT([.$D6];SEARCH(&quot;\n&quot;;[.$D6])-1)" office:value-type="string" office:string-value="2221 Prairie Ave." calcext:value-type="string">
            <text:p>2221 Prairie Ave.</text:p>
          </table:table-cell>
          <table:table-cell office:value-type="string" calcext:value-type="string">
            <text:p>2221 Prairie Ave.</text:p>
            <text:p>South Bend, Indiana 46614</text:p>
            <text:p>(41.64993112100046, -86.28155105499968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4</text:p>
          </table:table-cell>
          <table:table-cell table:formula="of:=MID([.$D6];SEARCH(&quot;(&quot;;[.$D6])+1;SEARCH(&quot;,&quot;;[.$D6];SEARCH(&quot;(&quot;;[.$D6]))-SEARCH(&quot;(&quot;;[.$D6])-1)" office:value-type="string" office:string-value="41.64993112100046" calcext:value-type="string">
            <text:p>41.64993112100046</text:p>
          </table:table-cell>
          <table:table-cell table:formula="of:=MID([.$D6];SEARCH(&quot;,&quot;;[.$D6];SEARCH(&quot;(&quot;;[.$D6]))+2;SEARCH(&quot;)&quot;;[.$D6])-2-SEARCH(&quot;,&quot;;[.$D6];SEARCH(&quot;(&quot;;[.$D6])))" office:value-type="string" office:string-value="-86.28155105499968" calcext:value-type="string">
            <text:p>-86.28155105499968</text:p>
          </table:table-cell>
          <table:table-cell office:value-type="string" calcext:value-type="string">
            <text:p>574-235-9509</text:p>
          </table:table-cell>
        </table:table-row>
        <table:table-row table:style-name="ro2">
          <table:table-cell office:value-type="string" calcext:value-type="string">
            <text:p>South Bend Fire Dept. Station #6</text:p>
          </table:table-cell>
          <table:table-cell office:value-type="string" calcext:value-type="string">
            <text:p>FIRE STATION</text:p>
          </table:table-cell>
          <table:table-cell table:formula="of:=LEFT([.$D7];SEARCH(&quot;\n&quot;;[.$D7])-1)" office:value-type="string" office:string-value="4302 W. Western Ave." calcext:value-type="string">
            <text:p>4302 W. Western Ave.</text:p>
          </table:table-cell>
          <table:table-cell office:value-type="string" calcext:value-type="string">
            <text:p>4302 W. Western Ave.</text:p>
            <text:p>South Bend, Indiana 46619</text:p>
            <text:p>(41.67183473200049, -86.30718176299968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9</text:p>
          </table:table-cell>
          <table:table-cell table:formula="of:=MID([.$D7];SEARCH(&quot;(&quot;;[.$D7])+1;SEARCH(&quot;,&quot;;[.$D7];SEARCH(&quot;(&quot;;[.$D7]))-SEARCH(&quot;(&quot;;[.$D7])-1)" office:value-type="string" office:string-value="41.67183473200049" calcext:value-type="string">
            <text:p>41.67183473200049</text:p>
          </table:table-cell>
          <table:table-cell table:formula="of:=MID([.$D7];SEARCH(&quot;,&quot;;[.$D7];SEARCH(&quot;(&quot;;[.$D7]))+2;SEARCH(&quot;)&quot;;[.$D7])-2-SEARCH(&quot;,&quot;;[.$D7];SEARCH(&quot;(&quot;;[.$D7])))" office:value-type="string" office:string-value="-86.30718176299968" calcext:value-type="string">
            <text:p>-86.30718176299968</text:p>
          </table:table-cell>
          <table:table-cell office:value-type="string" calcext:value-type="string">
            <text:p>574-235-9691</text:p>
          </table:table-cell>
        </table:table-row>
        <table:table-row table:style-name="ro2">
          <table:table-cell office:value-type="string" calcext:value-type="string">
            <text:p>South Bend Fire Dept. Station #7</text:p>
          </table:table-cell>
          <table:table-cell office:value-type="string" calcext:value-type="string">
            <text:p>FIRE STATION</text:p>
          </table:table-cell>
          <table:table-cell table:formula="of:=LEFT([.$D8];SEARCH(&quot;\n&quot;;[.$D8])-1)" office:value-type="string" office:string-value="1616 Portage Ave." calcext:value-type="string">
            <text:p>1616 Portage Ave.</text:p>
          </table:table-cell>
          <table:table-cell office:value-type="string" calcext:value-type="string">
            <text:p>1616 Portage Ave.</text:p>
            <text:p>South Bend, Indiana 46616</text:p>
            <text:p>(41.69653057200048, -86.27058017399969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6</text:p>
          </table:table-cell>
          <table:table-cell table:formula="of:=MID([.$D8];SEARCH(&quot;(&quot;;[.$D8])+1;SEARCH(&quot;,&quot;;[.$D8];SEARCH(&quot;(&quot;;[.$D8]))-SEARCH(&quot;(&quot;;[.$D8])-1)" office:value-type="string" office:string-value="41.69653057200048" calcext:value-type="string">
            <text:p>41.69653057200048</text:p>
          </table:table-cell>
          <table:table-cell table:formula="of:=MID([.$D8];SEARCH(&quot;,&quot;;[.$D8];SEARCH(&quot;(&quot;;[.$D8]))+2;SEARCH(&quot;)&quot;;[.$D8])-2-SEARCH(&quot;,&quot;;[.$D8];SEARCH(&quot;(&quot;;[.$D8])))" office:value-type="string" office:string-value="-86.27058017399969" calcext:value-type="string">
            <text:p>-86.27058017399969</text:p>
          </table:table-cell>
          <table:table-cell office:value-type="string" calcext:value-type="string">
            <text:p>574-235-9767</text:p>
          </table:table-cell>
        </table:table-row>
        <table:table-row table:style-name="ro2">
          <table:table-cell office:value-type="string" calcext:value-type="string">
            <text:p>South Bend Fire Dept. Station #9</text:p>
          </table:table-cell>
          <table:table-cell office:value-type="string" calcext:value-type="string">
            <text:p>FIRE STATION</text:p>
          </table:table-cell>
          <table:table-cell table:formula="of:=LEFT([.$D9];SEARCH(&quot;\n&quot;;[.$D9])-1)" office:value-type="string" office:string-value="2520 Mishawaka Ave." calcext:value-type="string">
            <text:p>2520 Mishawaka Ave.</text:p>
          </table:table-cell>
          <table:table-cell office:value-type="string" calcext:value-type="string">
            <text:p>2520 Mishawaka Ave.</text:p>
            <text:p>South Bend, Indiana 46615</text:p>
            <text:p>(41.6657208470005, -86.21102100299964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5</text:p>
          </table:table-cell>
          <table:table-cell table:formula="of:=MID([.$D9];SEARCH(&quot;(&quot;;[.$D9])+1;SEARCH(&quot;,&quot;;[.$D9];SEARCH(&quot;(&quot;;[.$D9]))-SEARCH(&quot;(&quot;;[.$D9])-1)" office:value-type="string" office:string-value="41.6657208470005" calcext:value-type="string">
            <text:p>41.6657208470005</text:p>
          </table:table-cell>
          <table:table-cell table:formula="of:=MID([.$D9];SEARCH(&quot;,&quot;;[.$D9];SEARCH(&quot;(&quot;;[.$D9]))+2;SEARCH(&quot;)&quot;;[.$D9])-2-SEARCH(&quot;,&quot;;[.$D9];SEARCH(&quot;(&quot;;[.$D9])))" office:value-type="string" office:string-value="-86.21102100299964" calcext:value-type="string">
            <text:p>-86.21102100299964</text:p>
          </table:table-cell>
          <table:table-cell office:value-type="string" calcext:value-type="string">
            <text:p>574-235-9900</text:p>
          </table:table-cell>
        </table:table-row>
        <table:table-row table:style-name="ro2">
          <table:table-cell office:value-type="string" calcext:value-type="string">
            <text:p>South Bend Fire Dept. Station #10</text:p>
          </table:table-cell>
          <table:table-cell office:value-type="string" calcext:value-type="string">
            <text:p>FIRE STATION</text:p>
          </table:table-cell>
          <table:table-cell table:formula="of:=LEFT([.$D10];SEARCH(&quot;\n&quot;;[.$D10])-1)" office:value-type="string" office:string-value="5303 York Road" calcext:value-type="string">
            <text:p>5303 York Road</text:p>
          </table:table-cell>
          <table:table-cell office:value-type="string" calcext:value-type="string">
            <text:p>5303 York Road</text:p>
            <text:p>South Bend, Indiana 46614</text:p>
            <text:p>(41.61974499100046, -86.22520402199967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4</text:p>
          </table:table-cell>
          <table:table-cell table:formula="of:=MID([.$D10];SEARCH(&quot;(&quot;;[.$D10])+1;SEARCH(&quot;,&quot;;[.$D10];SEARCH(&quot;(&quot;;[.$D10]))-SEARCH(&quot;(&quot;;[.$D10])-1)" office:value-type="string" office:string-value="41.61974499100046" calcext:value-type="string">
            <text:p>41.61974499100046</text:p>
          </table:table-cell>
          <table:table-cell table:formula="of:=MID([.$D10];SEARCH(&quot;,&quot;;[.$D10];SEARCH(&quot;(&quot;;[.$D10]))+2;SEARCH(&quot;)&quot;;[.$D10])-2-SEARCH(&quot;,&quot;;[.$D10];SEARCH(&quot;(&quot;;[.$D10])))" office:value-type="string" office:string-value="-86.22520402199967" calcext:value-type="string">
            <text:p>-86.22520402199967</text:p>
          </table:table-cell>
          <table:table-cell office:value-type="string" calcext:value-type="string">
            <text:p>574-291-1309</text:p>
          </table:table-cell>
        </table:table-row>
        <table:table-row table:style-name="ro2">
          <table:table-cell office:value-type="string" calcext:value-type="string">
            <text:p>South Bend Fire Dept. Station #11</text:p>
          </table:table-cell>
          <table:table-cell office:value-type="string" calcext:value-type="string">
            <text:p>FIRE STATION</text:p>
          </table:table-cell>
          <table:table-cell table:formula="of:=LEFT([.$D11];SEARCH(&quot;\n&quot;;[.$D11])-1)" office:value-type="string" office:string-value="3505 N. Bendix Dr." calcext:value-type="string">
            <text:p>3505 N. Bendix Dr.</text:p>
          </table:table-cell>
          <table:table-cell office:value-type="string" calcext:value-type="string">
            <text:p>3505 N. Bendix Dr.</text:p>
            <text:p>South Bend, Indiana 46628</text:p>
            <text:p>(41.72318967400048, -86.29200404599965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table:formula="of:=MID([.$D11];SEARCH(&quot;(&quot;;[.$D11])+1;SEARCH(&quot;,&quot;;[.$D11];SEARCH(&quot;(&quot;;[.$D11]))-SEARCH(&quot;(&quot;;[.$D11])-1)" office:value-type="string" office:string-value="41.72318967400048" calcext:value-type="string">
            <text:p>41.72318967400048</text:p>
          </table:table-cell>
          <table:table-cell table:formula="of:=MID([.$D11];SEARCH(&quot;,&quot;;[.$D11];SEARCH(&quot;(&quot;;[.$D11]))+2;SEARCH(&quot;)&quot;;[.$D11])-2-SEARCH(&quot;,&quot;;[.$D11];SEARCH(&quot;(&quot;;[.$D11])))" office:value-type="string" office:string-value="-86.29200404599965" calcext:value-type="string">
            <text:p>-86.29200404599965</text:p>
          </table:table-cell>
          <table:table-cell office:value-type="string" calcext:value-type="string">
            <text:p>574-235-9385</text:p>
          </table:table-cell>
        </table:table-row>
        <table:table-row table:style-name="ro2">
          <table:table-cell office:value-type="string" calcext:value-type="string">
            <text:p>Mishawaka Fire Dept. Station #1</text:p>
          </table:table-cell>
          <table:table-cell office:value-type="string" calcext:value-type="string">
            <text:p>FIRE STATION</text:p>
          </table:table-cell>
          <table:table-cell table:formula="of:=LEFT([.$D12];SEARCH(&quot;\n&quot;;[.$D12])-1)" office:value-type="string" office:string-value="600 Union St." calcext:value-type="string">
            <text:p>600 Union St.</text:p>
          </table:table-cell>
          <table:table-cell office:value-type="string" calcext:value-type="string">
            <text:p>600 Union St.</text:p>
            <text:p>Mishawaka, Indiana 46544</text:p>
            <text:p>(41.65585337700048, -86.17692383499968)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4</text:p>
          </table:table-cell>
          <table:table-cell table:formula="of:=MID([.$D12];SEARCH(&quot;(&quot;;[.$D12])+1;SEARCH(&quot;,&quot;;[.$D12];SEARCH(&quot;(&quot;;[.$D12]))-SEARCH(&quot;(&quot;;[.$D12])-1)" office:value-type="string" office:string-value="41.65585337700048" calcext:value-type="string">
            <text:p>41.65585337700048</text:p>
          </table:table-cell>
          <table:table-cell table:formula="of:=MID([.$D12];SEARCH(&quot;,&quot;;[.$D12];SEARCH(&quot;(&quot;;[.$D12]))+2;SEARCH(&quot;)&quot;;[.$D12])-2-SEARCH(&quot;,&quot;;[.$D12];SEARCH(&quot;(&quot;;[.$D12])))" office:value-type="string" office:string-value="-86.17692383499968" calcext:value-type="string">
            <text:p>-86.17692383499968</text:p>
          </table:table-cell>
          <table:table-cell office:value-type="string" calcext:value-type="string">
            <text:p>574-258-1674</text:p>
          </table:table-cell>
        </table:table-row>
        <table:table-row table:style-name="ro2">
          <table:table-cell office:value-type="string" calcext:value-type="string">
            <text:p>Mishawaka Fire Dept. Station #2</text:p>
          </table:table-cell>
          <table:table-cell office:value-type="string" calcext:value-type="string">
            <text:p>FIRE STATION</text:p>
          </table:table-cell>
          <table:table-cell table:formula="of:=LEFT([.$D13];SEARCH(&quot;\n&quot;;[.$D13])-1)" office:value-type="string" office:string-value="2332 N. Main St." calcext:value-type="string">
            <text:p>2332 N. Main St.</text:p>
          </table:table-cell>
          <table:table-cell office:value-type="string" calcext:value-type="string">
            <text:p>2332 N. Main St.</text:p>
            <text:p>Mishawaka, Indiana 46544</text:p>
            <text:p>(41.681103660000474, -86.18137563599964)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4</text:p>
          </table:table-cell>
          <table:table-cell table:formula="of:=MID([.$D13];SEARCH(&quot;(&quot;;[.$D13])+1;SEARCH(&quot;,&quot;;[.$D13];SEARCH(&quot;(&quot;;[.$D13]))-SEARCH(&quot;(&quot;;[.$D13])-1)" office:value-type="string" office:string-value="41.681103660000474" calcext:value-type="string">
            <text:p>41.681103660000474</text:p>
          </table:table-cell>
          <table:table-cell table:formula="of:=MID([.$D13];SEARCH(&quot;,&quot;;[.$D13];SEARCH(&quot;(&quot;;[.$D13]))+2;SEARCH(&quot;)&quot;;[.$D13])-2-SEARCH(&quot;,&quot;;[.$D13];SEARCH(&quot;(&quot;;[.$D13])))" office:value-type="string" office:string-value="-86.18137563599964" calcext:value-type="string">
            <text:p>-86.18137563599964</text:p>
          </table:table-cell>
          <table:table-cell office:value-type="string" calcext:value-type="string">
            <text:p>574-258-1697</text:p>
          </table:table-cell>
        </table:table-row>
        <table:table-row table:style-name="ro2">
          <table:table-cell office:value-type="string" calcext:value-type="string">
            <text:p>Mishawaka Fire Dept. Station #4</text:p>
          </table:table-cell>
          <table:table-cell office:value-type="string" calcext:value-type="string">
            <text:p>FIRE STATION</text:p>
          </table:table-cell>
          <table:table-cell table:formula="of:=LEFT([.$D14];SEARCH(&quot;\n&quot;;[.$D14])-1)" office:value-type="string" office:string-value="3000 Harrison Rd" calcext:value-type="string">
            <text:p>3000 Harrison Rd</text:p>
          </table:table-cell>
          <table:table-cell office:value-type="string" calcext:value-type="string">
            <text:p>3000 Harrison Rd</text:p>
            <text:p>Mishawaka, Indiana 46544</text:p>
            <text:p>(41.65146299200046, -86.13096194099967)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4</text:p>
          </table:table-cell>
          <table:table-cell table:formula="of:=MID([.$D14];SEARCH(&quot;(&quot;;[.$D14])+1;SEARCH(&quot;,&quot;;[.$D14];SEARCH(&quot;(&quot;;[.$D14]))-SEARCH(&quot;(&quot;;[.$D14])-1)" office:value-type="string" office:string-value="41.65146299200046" calcext:value-type="string">
            <text:p>41.65146299200046</text:p>
          </table:table-cell>
          <table:table-cell table:formula="of:=MID([.$D14];SEARCH(&quot;,&quot;;[.$D14];SEARCH(&quot;(&quot;;[.$D14]))+2;SEARCH(&quot;)&quot;;[.$D14])-2-SEARCH(&quot;,&quot;;[.$D14];SEARCH(&quot;(&quot;;[.$D14])))" office:value-type="string" office:string-value="-86.13096194099967" calcext:value-type="string">
            <text:p>-86.13096194099967</text:p>
          </table:table-cell>
          <table:table-cell office:value-type="string" calcext:value-type="string">
            <text:p>574-258-1704</text:p>
          </table:table-cell>
        </table:table-row>
        <table:table-row table:style-name="ro2">
          <table:table-cell office:value-type="string" calcext:value-type="string">
            <text:p>South Bend Fire Dept. Station #8</text:p>
          </table:table-cell>
          <table:table-cell office:value-type="string" calcext:value-type="string">
            <text:p>FIRE STATION</text:p>
          </table:table-cell>
          <table:table-cell table:formula="of:=LEFT([.$D15];SEARCH(&quot;\n&quot;;[.$D15])-1)" office:value-type="string" office:string-value="2402 Twykenham Dr." calcext:value-type="string">
            <text:p>2402 Twykenham Dr.</text:p>
          </table:table-cell>
          <table:table-cell office:value-type="string" calcext:value-type="string">
            <text:p>2402 Twykenham Dr.</text:p>
            <text:p>South Bend, Indiana 46614</text:p>
            <text:p>(41.622684060000495, -86.24747834599964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4</text:p>
          </table:table-cell>
          <table:table-cell table:formula="of:=MID([.$D15];SEARCH(&quot;(&quot;;[.$D15])+1;SEARCH(&quot;,&quot;;[.$D15];SEARCH(&quot;(&quot;;[.$D15]))-SEARCH(&quot;(&quot;;[.$D15])-1)" office:value-type="string" office:string-value="41.622684060000495" calcext:value-type="string">
            <text:p>41.622684060000495</text:p>
          </table:table-cell>
          <table:table-cell table:formula="of:=MID([.$D15];SEARCH(&quot;,&quot;;[.$D15];SEARCH(&quot;(&quot;;[.$D15]))+2;SEARCH(&quot;)&quot;;[.$D15])-2-SEARCH(&quot;,&quot;;[.$D15];SEARCH(&quot;(&quot;;[.$D15])))" office:value-type="string" office:string-value="-86.24747834599964" calcext:value-type="string">
            <text:p>-86.24747834599964</text:p>
          </table:table-cell>
          <table:table-cell office:value-type="string" calcext:value-type="string">
            <text:p>574-235-9888</text:p>
          </table:table-cell>
        </table:table-row>
        <table:table-row table:style-name="ro2">
          <table:table-cell office:value-type="string" calcext:value-type="string">
            <text:p>Centre Twp. Fire</text:p>
          </table:table-cell>
          <table:table-cell office:value-type="string" calcext:value-type="string">
            <text:p>FIRE STATION</text:p>
          </table:table-cell>
          <table:table-cell table:formula="of:=LEFT([.$D16];SEARCH(&quot;\n&quot;;[.$D16])-1)" office:value-type="string" office:string-value="19971 Kern Road" calcext:value-type="string">
            <text:p>19971 Kern Road</text:p>
          </table:table-cell>
          <table:table-cell office:value-type="string" calcext:value-type="string">
            <text:p>19971 Kern Road</text:p>
            <text:p>South Bend, Indiana 46614</text:p>
            <text:p>(41.608337261000486, -86.25311604899969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4</text:p>
          </table:table-cell>
          <table:table-cell table:formula="of:=MID([.$D16];SEARCH(&quot;(&quot;;[.$D16])+1;SEARCH(&quot;,&quot;;[.$D16];SEARCH(&quot;(&quot;;[.$D16]))-SEARCH(&quot;(&quot;;[.$D16])-1)" office:value-type="string" office:string-value="41.608337261000486" calcext:value-type="string">
            <text:p>41.608337261000486</text:p>
          </table:table-cell>
          <table:table-cell table:formula="of:=MID([.$D16];SEARCH(&quot;,&quot;;[.$D16];SEARCH(&quot;(&quot;;[.$D16]))+2;SEARCH(&quot;)&quot;;[.$D16])-2-SEARCH(&quot;,&quot;;[.$D16];SEARCH(&quot;(&quot;;[.$D16])))" office:value-type="string" office:string-value="-86.25311604899969" calcext:value-type="string">
            <text:p>-86.25311604899969</text:p>
          </table:table-cell>
          <table:table-cell office:value-type="string" calcext:value-type="string">
            <text:p>574-291-1677</text:p>
          </table:table-cell>
        </table:table-row>
        <table:table-row table:style-name="ro2">
          <table:table-cell office:value-type="string" calcext:value-type="string">
            <text:p>Clay Twp. Sta. 1</text:p>
          </table:table-cell>
          <table:table-cell office:value-type="string" calcext:value-type="string">
            <text:p>FIRE STATION</text:p>
          </table:table-cell>
          <table:table-cell table:formula="of:=LEFT([.$D17];SEARCH(&quot;\n&quot;;[.$D17])-1)" office:value-type="string" office:string-value="18776 Cleveland" calcext:value-type="string">
            <text:p>18776 Cleveland</text:p>
          </table:table-cell>
          <table:table-cell office:value-type="string" calcext:value-type="string">
            <text:p>18776 Cleveland</text:p>
            <text:p>South Bend, Indiana 46637</text:p>
            <text:p>(41.72332113800047, -86.23148092899964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37</text:p>
          </table:table-cell>
          <table:table-cell table:formula="of:=MID([.$D17];SEARCH(&quot;(&quot;;[.$D17])+1;SEARCH(&quot;,&quot;;[.$D17];SEARCH(&quot;(&quot;;[.$D17]))-SEARCH(&quot;(&quot;;[.$D17])-1)" office:value-type="string" office:string-value="41.72332113800047" calcext:value-type="string">
            <text:p>41.72332113800047</text:p>
          </table:table-cell>
          <table:table-cell table:formula="of:=MID([.$D17];SEARCH(&quot;,&quot;;[.$D17];SEARCH(&quot;(&quot;;[.$D17]))+2;SEARCH(&quot;)&quot;;[.$D17])-2-SEARCH(&quot;,&quot;;[.$D17];SEARCH(&quot;(&quot;;[.$D17])))" office:value-type="string" office:string-value="-86.23148092899964" calcext:value-type="string">
            <text:p>-86.23148092899964</text:p>
          </table:table-cell>
          <table:table-cell office:value-type="string" calcext:value-type="string">
            <text:p>574-272-3012</text:p>
          </table:table-cell>
        </table:table-row>
        <table:table-row table:style-name="ro2">
          <table:table-cell office:value-type="string" calcext:value-type="string">
            <text:p>Clay Twp. Sta. 2</text:p>
          </table:table-cell>
          <table:table-cell office:value-type="string" calcext:value-type="string">
            <text:p>FIRE STATION</text:p>
          </table:table-cell>
          <table:table-cell table:formula="of:=LEFT([.$D18];SEARCH(&quot;\n&quot;;[.$D18])-1)" office:value-type="string" office:string-value="18355 Auten Road" calcext:value-type="string">
            <text:p>18355 Auten Road</text:p>
          </table:table-cell>
          <table:table-cell office:value-type="string" calcext:value-type="string">
            <text:p>18355 Auten Road</text:p>
            <text:p>South Bend, Indiana 46637</text:p>
            <text:p>(41.745350472000496, -86.22409018899964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37</text:p>
          </table:table-cell>
          <table:table-cell table:formula="of:=MID([.$D18];SEARCH(&quot;(&quot;;[.$D18])+1;SEARCH(&quot;,&quot;;[.$D18];SEARCH(&quot;(&quot;;[.$D18]))-SEARCH(&quot;(&quot;;[.$D18])-1)" office:value-type="string" office:string-value="41.745350472000496" calcext:value-type="string">
            <text:p>41.745350472000496</text:p>
          </table:table-cell>
          <table:table-cell table:formula="of:=MID([.$D18];SEARCH(&quot;,&quot;;[.$D18];SEARCH(&quot;(&quot;;[.$D18]))+2;SEARCH(&quot;)&quot;;[.$D18])-2-SEARCH(&quot;,&quot;;[.$D18];SEARCH(&quot;(&quot;;[.$D18])))" office:value-type="string" office:string-value="-86.22409018899964" calcext:value-type="string">
            <text:p>-86.22409018899964</text:p>
          </table:table-cell>
          <table:table-cell office:value-type="string" calcext:value-type="string">
            <text:p>574-272-1710</text:p>
          </table:table-cell>
        </table:table-row>
        <table:table-row table:style-name="ro2">
          <table:table-cell office:value-type="string" calcext:value-type="string">
            <text:p>German Twp. Sta. 1</text:p>
          </table:table-cell>
          <table:table-cell office:value-type="string" calcext:value-type="string">
            <text:p>FIRE STATION</text:p>
          </table:table-cell>
          <table:table-cell table:formula="of:=LEFT([.$D19];SEARCH(&quot;\n&quot;;[.$D19])-1)" office:value-type="string" office:string-value="51775 Portage Road" calcext:value-type="string">
            <text:p>51775 Portage Road</text:p>
          </table:table-cell>
          <table:table-cell office:value-type="string" calcext:value-type="string">
            <text:p>51775 Portage Road</text:p>
            <text:p>South Bend, Indiana 46628</text:p>
            <text:p>(41.74029080100047, -86.29557087399968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table:formula="of:=MID([.$D19];SEARCH(&quot;(&quot;;[.$D19])+1;SEARCH(&quot;,&quot;;[.$D19];SEARCH(&quot;(&quot;;[.$D19]))-SEARCH(&quot;(&quot;;[.$D19])-1)" office:value-type="string" office:string-value="41.74029080100047" calcext:value-type="string">
            <text:p>41.74029080100047</text:p>
          </table:table-cell>
          <table:table-cell table:formula="of:=MID([.$D19];SEARCH(&quot;,&quot;;[.$D19];SEARCH(&quot;(&quot;;[.$D19]))+2;SEARCH(&quot;)&quot;;[.$D19])-2-SEARCH(&quot;,&quot;;[.$D19];SEARCH(&quot;(&quot;;[.$D19])))" office:value-type="string" office:string-value="-86.29557087399968" calcext:value-type="string">
            <text:p>-86.29557087399968</text:p>
          </table:table-cell>
          <table:table-cell office:value-type="string" calcext:value-type="string">
            <text:p>574-272-9828</text:p>
          </table:table-cell>
        </table:table-row>
        <table:table-row table:style-name="ro2">
          <table:table-cell office:value-type="string" calcext:value-type="string">
            <text:p>German Twp. Sta. 2</text:p>
          </table:table-cell>
          <table:table-cell office:value-type="string" calcext:value-type="string">
            <text:p>FIRE STATION</text:p>
          </table:table-cell>
          <table:table-cell table:formula="of:=LEFT([.$D20];SEARCH(&quot;\n&quot;;[.$D20])-1)" office:value-type="string" office:string-value="23747 Keller Road" calcext:value-type="string">
            <text:p>23747 Keller Road</text:p>
          </table:table-cell>
          <table:table-cell office:value-type="string" calcext:value-type="string">
            <text:p>23747 Keller Road</text:p>
            <text:p>South Bend, Indiana 46628</text:p>
            <text:p>(41.69716158800048, -86.32726932899965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table:formula="of:=MID([.$D20];SEARCH(&quot;(&quot;;[.$D20])+1;SEARCH(&quot;,&quot;;[.$D20];SEARCH(&quot;(&quot;;[.$D20]))-SEARCH(&quot;(&quot;;[.$D20])-1)" office:value-type="string" office:string-value="41.69716158800048" calcext:value-type="string">
            <text:p>41.69716158800048</text:p>
          </table:table-cell>
          <table:table-cell table:formula="of:=MID([.$D20];SEARCH(&quot;,&quot;;[.$D20];SEARCH(&quot;(&quot;;[.$D20]))+2;SEARCH(&quot;)&quot;;[.$D20])-2-SEARCH(&quot;,&quot;;[.$D20];SEARCH(&quot;(&quot;;[.$D20])))" office:value-type="string" office:string-value="-86.32726932899965" calcext:value-type="string">
            <text:p>-86.32726932899965</text:p>
          </table:table-cell>
          <table:table-cell office:value-type="string" calcext:value-type="string">
            <text:p>574-232-6652</text:p>
          </table:table-cell>
        </table:table-row>
        <table:table-row table:style-name="ro2">
          <table:table-cell office:value-type="string" calcext:value-type="string">
            <text:p>Harris Twp. Sta. 2</text:p>
          </table:table-cell>
          <table:table-cell office:value-type="string" calcext:value-type="string">
            <text:p>FIRE STATION</text:p>
          </table:table-cell>
          <table:table-cell table:formula="of:=LEFT([.$D21];SEARCH(&quot;\n&quot;;[.$D21])-1)" office:value-type="string" office:string-value="12481 Anderson" calcext:value-type="string">
            <text:p>12481 Anderson</text:p>
          </table:table-cell>
          <table:table-cell office:value-type="string" calcext:value-type="string">
            <text:p>12481 Anderson</text:p>
            <text:p>Granger, Indiana 46350</text:p>
            <text:p>(41.615093335000495, -86.73039963799965)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350</text:p>
          </table:table-cell>
          <table:table-cell table:formula="of:=MID([.$D21];SEARCH(&quot;(&quot;;[.$D21])+1;SEARCH(&quot;,&quot;;[.$D21];SEARCH(&quot;(&quot;;[.$D21]))-SEARCH(&quot;(&quot;;[.$D21])-1)" office:value-type="string" office:string-value="41.615093335000495" calcext:value-type="string">
            <text:p>41.615093335000495</text:p>
          </table:table-cell>
          <table:table-cell table:formula="of:=MID([.$D21];SEARCH(&quot;,&quot;;[.$D21];SEARCH(&quot;(&quot;;[.$D21]))+2;SEARCH(&quot;)&quot;;[.$D21])-2-SEARCH(&quot;,&quot;;[.$D21];SEARCH(&quot;(&quot;;[.$D21])))" office:value-type="string" office:string-value="-86.73039963799965" calcext:value-type="string">
            <text:p>-86.73039963799965</text:p>
          </table:table-cell>
          <table:table-cell office:value-type="string" calcext:value-type="string">
            <text:p>574-273-8178</text:p>
          </table:table-cell>
        </table:table-row>
        <table:table-row table:style-name="ro2">
          <table:table-cell office:value-type="string" calcext:value-type="string">
            <text:p>New Carlisle Fire</text:p>
          </table:table-cell>
          <table:table-cell office:value-type="string" calcext:value-type="string">
            <text:p>FIRE STATION</text:p>
          </table:table-cell>
          <table:table-cell table:formula="of:=LEFT([.$D22];SEARCH(&quot;\n&quot;;[.$D22])-1)" office:value-type="string" office:string-value="210 Michigan" calcext:value-type="string">
            <text:p>210 Michigan</text:p>
          </table:table-cell>
          <table:table-cell office:value-type="string" calcext:value-type="string">
            <text:p>210 Michigan</text:p>
            <text:p>New Carlisle, Indiana 46552</text:p>
            <text:p>(41.70646011100047, -86.51996667599968)</text:p>
          </table:table-cell>
          <table:table-cell office:value-type="string" calcext:value-type="string">
            <text:p>New Carlis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52</text:p>
          </table:table-cell>
          <table:table-cell table:formula="of:=MID([.$D22];SEARCH(&quot;(&quot;;[.$D22])+1;SEARCH(&quot;,&quot;;[.$D22];SEARCH(&quot;(&quot;;[.$D22]))-SEARCH(&quot;(&quot;;[.$D22])-1)" office:value-type="string" office:string-value="41.70646011100047" calcext:value-type="string">
            <text:p>41.70646011100047</text:p>
          </table:table-cell>
          <table:table-cell table:formula="of:=MID([.$D22];SEARCH(&quot;,&quot;;[.$D22];SEARCH(&quot;(&quot;;[.$D22]))+2;SEARCH(&quot;)&quot;;[.$D22])-2-SEARCH(&quot;,&quot;;[.$D22];SEARCH(&quot;(&quot;;[.$D22])))" office:value-type="string" office:string-value="-86.51996667599968" calcext:value-type="string">
            <text:p>-86.51996667599968</text:p>
          </table:table-cell>
          <table:table-cell office:value-type="string" calcext:value-type="string">
            <text:p>574-654-3244</text:p>
          </table:table-cell>
        </table:table-row>
        <table:table-row table:style-name="ro2">
          <table:table-cell office:value-type="string" calcext:value-type="string">
            <text:p>New Carlisle Ambulanc</text:p>
          </table:table-cell>
          <table:table-cell office:value-type="string" calcext:value-type="string">
            <text:p>FIRE STATION</text:p>
          </table:table-cell>
          <table:table-cell table:formula="of:=LEFT([.$D23];SEARCH(&quot;\n&quot;;[.$D23])-1)" office:value-type="string" office:string-value="210 Michigan" calcext:value-type="string">
            <text:p>210 Michigan</text:p>
          </table:table-cell>
          <table:table-cell office:value-type="string" calcext:value-type="string">
            <text:p>210 Michigan</text:p>
            <text:p>New Carlisle, Indiana 46552</text:p>
            <text:p>(41.70646011100047, -86.51996667599968)</text:p>
          </table:table-cell>
          <table:table-cell office:value-type="string" calcext:value-type="string">
            <text:p>New Carlis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52</text:p>
          </table:table-cell>
          <table:table-cell table:formula="of:=MID([.$D23];SEARCH(&quot;(&quot;;[.$D23])+1;SEARCH(&quot;,&quot;;[.$D23];SEARCH(&quot;(&quot;;[.$D23]))-SEARCH(&quot;(&quot;;[.$D23])-1)" office:value-type="string" office:string-value="41.70646011100047" calcext:value-type="string">
            <text:p>41.70646011100047</text:p>
          </table:table-cell>
          <table:table-cell table:formula="of:=MID([.$D23];SEARCH(&quot;,&quot;;[.$D23];SEARCH(&quot;(&quot;;[.$D23]))+2;SEARCH(&quot;)&quot;;[.$D23])-2-SEARCH(&quot;,&quot;;[.$D23];SEARCH(&quot;(&quot;;[.$D23])))" office:value-type="string" office:string-value="-86.51996667599968" calcext:value-type="string">
            <text:p>-86.51996667599968</text:p>
          </table:table-cell>
          <table:table-cell office:value-type="string" calcext:value-type="string">
            <text:p>574-654-8801</text:p>
          </table:table-cell>
        </table:table-row>
        <table:table-row table:style-name="ro2">
          <table:table-cell office:value-type="string" calcext:value-type="string">
            <text:p>North Liberty Fire</text:p>
          </table:table-cell>
          <table:table-cell office:value-type="string" calcext:value-type="string">
            <text:p>FIRE STATION</text:p>
          </table:table-cell>
          <table:table-cell table:formula="of:=LEFT([.$D24];SEARCH(&quot;\n&quot;;[.$D24])-1)" office:value-type="string" office:string-value="112 S. State Street" calcext:value-type="string">
            <text:p>112 S. State Street</text:p>
          </table:table-cell>
          <table:table-cell office:value-type="string" calcext:value-type="string">
            <text:p>112 S. State Street</text:p>
            <text:p>North Liberty, Indiana 46554</text:p>
            <text:p>(41.53441973200046, -86.42712027299967)</text:p>
          </table:table-cell>
          <table:table-cell office:value-type="string" calcext:value-type="string">
            <text:p>North Libert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54</text:p>
          </table:table-cell>
          <table:table-cell table:formula="of:=MID([.$D24];SEARCH(&quot;(&quot;;[.$D24])+1;SEARCH(&quot;,&quot;;[.$D24];SEARCH(&quot;(&quot;;[.$D24]))-SEARCH(&quot;(&quot;;[.$D24])-1)" office:value-type="string" office:string-value="41.53441973200046" calcext:value-type="string">
            <text:p>41.53441973200046</text:p>
          </table:table-cell>
          <table:table-cell table:formula="of:=MID([.$D24];SEARCH(&quot;,&quot;;[.$D24];SEARCH(&quot;(&quot;;[.$D24]))+2;SEARCH(&quot;)&quot;;[.$D24])-2-SEARCH(&quot;,&quot;;[.$D24];SEARCH(&quot;(&quot;;[.$D24])))" office:value-type="string" office:string-value="-86.42712027299967" calcext:value-type="string">
            <text:p>-86.42712027299967</text:p>
          </table:table-cell>
          <table:table-cell office:value-type="string" calcext:value-type="string">
            <text:p>574-656-3163</text:p>
          </table:table-cell>
        </table:table-row>
        <table:table-row table:style-name="ro2">
          <table:table-cell office:value-type="string" calcext:value-type="string">
            <text:p>Osceola Twp. Fire</text:p>
          </table:table-cell>
          <table:table-cell office:value-type="string" calcext:value-type="string">
            <text:p>FIRE STATION</text:p>
          </table:table-cell>
          <table:table-cell table:formula="of:=LEFT([.$D25];SEARCH(&quot;\n&quot;;[.$D25])-1)" office:value-type="string" office:string-value="620 Rogers" calcext:value-type="string">
            <text:p>620 Rogers</text:p>
          </table:table-cell>
          <table:table-cell office:value-type="string" calcext:value-type="string">
            <text:p>620 Rogers</text:p>
            <text:p>Osceola, Indiana 46561</text:p>
            <text:p>(41.6644618250005, -86.09286693399969)</text:p>
          </table:table-cell>
          <table:table-cell office:value-type="string" calcext:value-type="string">
            <text:p>Osceol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61</text:p>
          </table:table-cell>
          <table:table-cell table:formula="of:=MID([.$D25];SEARCH(&quot;(&quot;;[.$D25])+1;SEARCH(&quot;,&quot;;[.$D25];SEARCH(&quot;(&quot;;[.$D25]))-SEARCH(&quot;(&quot;;[.$D25])-1)" office:value-type="string" office:string-value="41.6644618250005" calcext:value-type="string">
            <text:p>41.6644618250005</text:p>
          </table:table-cell>
          <table:table-cell table:formula="of:=MID([.$D25];SEARCH(&quot;,&quot;;[.$D25];SEARCH(&quot;(&quot;;[.$D25]))+2;SEARCH(&quot;)&quot;;[.$D25])-2-SEARCH(&quot;,&quot;;[.$D25];SEARCH(&quot;(&quot;;[.$D25])))" office:value-type="string" office:string-value="-86.09286693399969" calcext:value-type="string">
            <text:p>-86.09286693399969</text:p>
          </table:table-cell>
          <table:table-cell office:value-type="string" calcext:value-type="string">
            <text:p>574-674-6244</text:p>
          </table:table-cell>
        </table:table-row>
        <table:table-row table:style-name="ro2">
          <table:table-cell office:value-type="string" calcext:value-type="string">
            <text:p>Penn North Fire</text:p>
          </table:table-cell>
          <table:table-cell office:value-type="string" calcext:value-type="string">
            <text:p>FIRE STATION</text:p>
          </table:table-cell>
          <table:table-cell table:formula="of:=LEFT([.$D26];SEARCH(&quot;\n&quot;;[.$D26])-1)" office:value-type="string" office:string-value="13750 McKinley" calcext:value-type="string">
            <text:p>13750 McKinley</text:p>
          </table:table-cell>
          <table:table-cell office:value-type="string" calcext:value-type="string">
            <text:p>13750 McKinley</text:p>
            <text:p>Mishawaka, Indiana 46545</text:p>
            <text:p>(41.680510391000496, -86.13212077099968)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5</text:p>
          </table:table-cell>
          <table:table-cell table:formula="of:=MID([.$D26];SEARCH(&quot;(&quot;;[.$D26])+1;SEARCH(&quot;,&quot;;[.$D26];SEARCH(&quot;(&quot;;[.$D26]))-SEARCH(&quot;(&quot;;[.$D26])-1)" office:value-type="string" office:string-value="41.680510391000496" calcext:value-type="string">
            <text:p>41.680510391000496</text:p>
          </table:table-cell>
          <table:table-cell table:formula="of:=MID([.$D26];SEARCH(&quot;,&quot;;[.$D26];SEARCH(&quot;(&quot;;[.$D26]))+2;SEARCH(&quot;)&quot;;[.$D26])-2-SEARCH(&quot;,&quot;;[.$D26];SEARCH(&quot;(&quot;;[.$D26])))" office:value-type="string" office:string-value="-86.13212077099968" calcext:value-type="string">
            <text:p>-86.13212077099968</text:p>
          </table:table-cell>
          <table:table-cell office:value-type="string" calcext:value-type="string">
            <text:p>574-259-1030</text:p>
          </table:table-cell>
        </table:table-row>
        <table:table-row table:style-name="ro2">
          <table:table-cell office:value-type="string" calcext:value-type="string">
            <text:p>Penn South Sta. 1</text:p>
          </table:table-cell>
          <table:table-cell office:value-type="string" calcext:value-type="string">
            <text:p>FIRE STATION</text:p>
          </table:table-cell>
          <table:table-cell table:formula="of:=LEFT([.$D27];SEARCH(&quot;\n&quot;;[.$D27])-1)" office:value-type="string" office:string-value="14940 Jackson Road" calcext:value-type="string">
            <text:p>14940 Jackson Road</text:p>
          </table:table-cell>
          <table:table-cell office:value-type="string" calcext:value-type="string">
            <text:p>14940 Jackson Road</text:p>
            <text:p>Mishawaka, Indiana 46544</text:p>
            <text:p>(41.622370832000456, -86.15641088399968)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4</text:p>
          </table:table-cell>
          <table:table-cell table:formula="of:=MID([.$D27];SEARCH(&quot;(&quot;;[.$D27])+1;SEARCH(&quot;,&quot;;[.$D27];SEARCH(&quot;(&quot;;[.$D27]))-SEARCH(&quot;(&quot;;[.$D27])-1)" office:value-type="string" office:string-value="41.622370832000456" calcext:value-type="string">
            <text:p>41.622370832000456</text:p>
          </table:table-cell>
          <table:table-cell table:formula="of:=MID([.$D27];SEARCH(&quot;,&quot;;[.$D27];SEARCH(&quot;(&quot;;[.$D27]))+2;SEARCH(&quot;)&quot;;[.$D27])-2-SEARCH(&quot;,&quot;;[.$D27];SEARCH(&quot;(&quot;;[.$D27])))" office:value-type="string" office:string-value="-86.15641088399968" calcext:value-type="string">
            <text:p>-86.15641088399968</text:p>
          </table:table-cell>
          <table:table-cell office:value-type="string" calcext:value-type="string">
            <text:p>574-255-4433</text:p>
          </table:table-cell>
        </table:table-row>
        <table:table-row table:style-name="ro2">
          <table:table-cell office:value-type="string" calcext:value-type="string">
            <text:p>Penn South Sta. 2</text:p>
          </table:table-cell>
          <table:table-cell office:value-type="string" calcext:value-type="string">
            <text:p>FIRE STATION</text:p>
          </table:table-cell>
          <table:table-cell table:formula="of:=LEFT([.$D28];SEARCH(&quot;\n&quot;;[.$D28])-1)" office:value-type="string" office:string-value="10701 Ireland Road" calcext:value-type="string">
            <text:p>10701 Ireland Road</text:p>
          </table:table-cell>
          <table:table-cell office:value-type="string" calcext:value-type="string">
            <text:p>10701 Ireland Road</text:p>
            <text:p>Mishawaka, Indiana 46544</text:p>
            <text:p>(41.62955260300049, -86.15267715299967)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4</text:p>
          </table:table-cell>
          <table:table-cell table:formula="of:=MID([.$D28];SEARCH(&quot;(&quot;;[.$D28])+1;SEARCH(&quot;,&quot;;[.$D28];SEARCH(&quot;(&quot;;[.$D28]))-SEARCH(&quot;(&quot;;[.$D28])-1)" office:value-type="string" office:string-value="41.62955260300049" calcext:value-type="string">
            <text:p>41.62955260300049</text:p>
          </table:table-cell>
          <table:table-cell table:formula="of:=MID([.$D28];SEARCH(&quot;,&quot;;[.$D28];SEARCH(&quot;(&quot;;[.$D28]))+2;SEARCH(&quot;)&quot;;[.$D28])-2-SEARCH(&quot;,&quot;;[.$D28];SEARCH(&quot;(&quot;;[.$D28])))" office:value-type="string" office:string-value="-86.15267715299967" calcext:value-type="string">
            <text:p>-86.15267715299967</text:p>
          </table:table-cell>
          <table:table-cell office:value-type="string" calcext:value-type="string">
            <text:p>574-674-6747</text:p>
          </table:table-cell>
        </table:table-row>
        <table:table-row table:style-name="ro2">
          <table:table-cell office:value-type="string" calcext:value-type="string">
            <text:p>Portage Twp. Fire</text:p>
          </table:table-cell>
          <table:table-cell office:value-type="string" calcext:value-type="string">
            <text:p>FIRE STATION</text:p>
          </table:table-cell>
          <table:table-cell table:formula="of:=LEFT([.$D29];SEARCH(&quot;\n&quot;;[.$D29])-1)" office:value-type="string" office:string-value="23626 Fillmore" calcext:value-type="string">
            <text:p>23626 Fillmore</text:p>
          </table:table-cell>
          <table:table-cell office:value-type="string" calcext:value-type="string">
            <text:p>23626 Fillmore</text:p>
            <text:p>South Bend, Indiana 46619</text:p>
            <text:p>(41.6790101200005, -86.32436064999968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9</text:p>
          </table:table-cell>
          <table:table-cell table:formula="of:=MID([.$D29];SEARCH(&quot;(&quot;;[.$D29])+1;SEARCH(&quot;,&quot;;[.$D29];SEARCH(&quot;(&quot;;[.$D29]))-SEARCH(&quot;(&quot;;[.$D29])-1)" office:value-type="string" office:string-value="41.6790101200005" calcext:value-type="string">
            <text:p>41.6790101200005</text:p>
          </table:table-cell>
          <table:table-cell table:formula="of:=MID([.$D29];SEARCH(&quot;,&quot;;[.$D29];SEARCH(&quot;(&quot;;[.$D29]))+2;SEARCH(&quot;)&quot;;[.$D29])-2-SEARCH(&quot;,&quot;;[.$D29];SEARCH(&quot;(&quot;;[.$D29])))" office:value-type="string" office:string-value="-86.32436064999968" calcext:value-type="string">
            <text:p>-86.32436064999968</text:p>
          </table:table-cell>
          <table:table-cell office:value-type="string" calcext:value-type="string">
            <text:p>574-288-5956</text:p>
          </table:table-cell>
        </table:table-row>
        <table:table-row table:style-name="ro2">
          <table:table-cell office:value-type="string" calcext:value-type="string">
            <text:p>Warren Twp. Sta. 1</text:p>
          </table:table-cell>
          <table:table-cell office:value-type="string" calcext:value-type="string">
            <text:p>FIRE STATION</text:p>
          </table:table-cell>
          <table:table-cell table:formula="of:=LEFT([.$D30];SEARCH(&quot;\n&quot;;[.$D30])-1)" office:value-type="string" office:string-value="54837 Quince Road" calcext:value-type="string">
            <text:p>54837 Quince Road</text:p>
          </table:table-cell>
          <table:table-cell office:value-type="string" calcext:value-type="string">
            <text:p>54837 Quince Road</text:p>
            <text:p>South Bend, Indiana 46619</text:p>
            <text:p>(41.69597952300046, -86.38020498499964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9</text:p>
          </table:table-cell>
          <table:table-cell table:formula="of:=MID([.$D30];SEARCH(&quot;(&quot;;[.$D30])+1;SEARCH(&quot;,&quot;;[.$D30];SEARCH(&quot;(&quot;;[.$D30]))-SEARCH(&quot;(&quot;;[.$D30])-1)" office:value-type="string" office:string-value="41.69597952300046" calcext:value-type="string">
            <text:p>41.69597952300046</text:p>
          </table:table-cell>
          <table:table-cell table:formula="of:=MID([.$D30];SEARCH(&quot;,&quot;;[.$D30];SEARCH(&quot;(&quot;;[.$D30]))+2;SEARCH(&quot;)&quot;;[.$D30])-2-SEARCH(&quot;,&quot;;[.$D30];SEARCH(&quot;(&quot;;[.$D30])))" office:value-type="string" office:string-value="-86.38020498499964" calcext:value-type="string">
            <text:p>-86.38020498499964</text:p>
          </table:table-cell>
          <table:table-cell office:value-type="string" calcext:value-type="string">
            <text:p>574-232-4028</text:p>
          </table:table-cell>
        </table:table-row>
        <table:table-row table:style-name="ro2">
          <table:table-cell office:value-type="string" calcext:value-type="string">
            <text:p>Warren Twp. Sta. 2</text:p>
          </table:table-cell>
          <table:table-cell office:value-type="string" calcext:value-type="string">
            <text:p>FIRE STATION</text:p>
          </table:table-cell>
          <table:table-cell table:formula="of:=LEFT([.$D31];SEARCH(&quot;\n&quot;;[.$D31])-1)" office:value-type="string" office:string-value="59330 Crumstown Hwy." calcext:value-type="string">
            <text:p>59330 Crumstown Hwy.</text:p>
          </table:table-cell>
          <table:table-cell office:value-type="string" calcext:value-type="string">
            <text:p>59330 Crumstown Hwy.</text:p>
            <text:p>South Bend, Indiana 46619</text:p>
            <text:p>(41.636031379000485, -86.39702842199966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9</text:p>
          </table:table-cell>
          <table:table-cell table:formula="of:=MID([.$D31];SEARCH(&quot;(&quot;;[.$D31])+1;SEARCH(&quot;,&quot;;[.$D31];SEARCH(&quot;(&quot;;[.$D31]))-SEARCH(&quot;(&quot;;[.$D31])-1)" office:value-type="string" office:string-value="41.636031379000485" calcext:value-type="string">
            <text:p>41.636031379000485</text:p>
          </table:table-cell>
          <table:table-cell table:formula="of:=MID([.$D31];SEARCH(&quot;,&quot;;[.$D31];SEARCH(&quot;(&quot;;[.$D31]))+2;SEARCH(&quot;)&quot;;[.$D31])-2-SEARCH(&quot;,&quot;;[.$D31];SEARCH(&quot;(&quot;;[.$D31])))" office:value-type="string" office:string-value="-86.39702842199966" calcext:value-type="string">
            <text:p>-86.39702842199966</text:p>
          </table:table-cell>
          <table:table-cell office:value-type="string" calcext:value-type="string">
            <text:p>574-289-2909</text:p>
          </table:table-cell>
        </table:table-row>
        <table:table-row table:style-name="ro2">
          <table:table-cell office:value-type="string" calcext:value-type="string">
            <text:p>Harris Twp. Sta. 1</text:p>
          </table:table-cell>
          <table:table-cell office:value-type="string" calcext:value-type="string">
            <text:p>FIRE STATION</text:p>
          </table:table-cell>
          <table:table-cell table:formula="of:=LEFT([.$D32];SEARCH(&quot;\n&quot;;[.$D32])-1)" office:value-type="string" office:string-value="13981 SR 23" calcext:value-type="string">
            <text:p>13981 SR 23</text:p>
          </table:table-cell>
          <table:table-cell office:value-type="string" calcext:value-type="string">
            <text:p>13981 SR 23</text:p>
            <text:p>Granger, Indiana 46350</text:p>
            <text:p>(41.743374161000474, -86.13930218899964)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350</text:p>
          </table:table-cell>
          <table:table-cell table:formula="of:=MID([.$D32];SEARCH(&quot;(&quot;;[.$D32])+1;SEARCH(&quot;,&quot;;[.$D32];SEARCH(&quot;(&quot;;[.$D32]))-SEARCH(&quot;(&quot;;[.$D32])-1)" office:value-type="string" office:string-value="41.743374161000474" calcext:value-type="string">
            <text:p>41.743374161000474</text:p>
          </table:table-cell>
          <table:table-cell table:formula="of:=MID([.$D32];SEARCH(&quot;,&quot;;[.$D32];SEARCH(&quot;(&quot;;[.$D32]))+2;SEARCH(&quot;)&quot;;[.$D32])-2-SEARCH(&quot;,&quot;;[.$D32];SEARCH(&quot;(&quot;;[.$D32])))" office:value-type="string" office:string-value="-86.13930218899964" calcext:value-type="string">
            <text:p>-86.13930218899964</text:p>
          </table:table-cell>
          <table:table-cell office:value-type="string" calcext:value-type="string">
            <text:p>574-272-4499</text:p>
          </table:table-cell>
        </table:table-row>
        <table:table-row table:style-name="ro2">
          <table:table-cell office:value-type="string" calcext:value-type="string">
            <text:p>Lakeville Fire</text:p>
          </table:table-cell>
          <table:table-cell office:value-type="string" calcext:value-type="string">
            <text:p>FIRE STATION</text:p>
          </table:table-cell>
          <table:table-cell table:formula="of:=LEFT([.$D33];SEARCH(&quot;\n&quot;;[.$D33])-1)" office:value-type="string" office:string-value="117 N. Main" calcext:value-type="string">
            <text:p>117 N. Main</text:p>
          </table:table-cell>
          <table:table-cell office:value-type="string" calcext:value-type="string">
            <text:p>117 N. Main</text:p>
            <text:p>Lakeville, Indiana 46536</text:p>
            <text:p>(41.524504316000446, -86.27659857299966)</text:p>
          </table:table-cell>
          <table:table-cell office:value-type="string" calcext:value-type="string">
            <text:p>Lakevil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36</text:p>
          </table:table-cell>
          <table:table-cell table:formula="of:=MID([.$D33];SEARCH(&quot;(&quot;;[.$D33])+1;SEARCH(&quot;,&quot;;[.$D33];SEARCH(&quot;(&quot;;[.$D33]))-SEARCH(&quot;(&quot;;[.$D33])-1)" office:value-type="string" office:string-value="41.524504316000446" calcext:value-type="string">
            <text:p>41.524504316000446</text:p>
          </table:table-cell>
          <table:table-cell table:formula="of:=MID([.$D33];SEARCH(&quot;,&quot;;[.$D33];SEARCH(&quot;(&quot;;[.$D33]))+2;SEARCH(&quot;)&quot;;[.$D33])-2-SEARCH(&quot;,&quot;;[.$D33];SEARCH(&quot;(&quot;;[.$D33])))" office:value-type="string" office:string-value="-86.27659857299966" calcext:value-type="string">
            <text:p>-86.27659857299966</text:p>
          </table:table-cell>
          <table:table-cell office:value-type="string" calcext:value-type="string">
            <text:p>574-784-2698</text:p>
          </table:table-cell>
        </table:table-row>
        <table:table-row table:style-name="ro2">
          <table:table-cell office:value-type="string" calcext:value-type="string">
            <text:p>Madison Twp. Fire</text:p>
          </table:table-cell>
          <table:table-cell office:value-type="string" calcext:value-type="string">
            <text:p>FIRE STATION</text:p>
          </table:table-cell>
          <table:table-cell table:formula="of:=LEFT([.$D34];SEARCH(&quot;\n&quot;;[.$D34])-1)" office:value-type="string" office:string-value="66341 SR 331" calcext:value-type="string">
            <text:p>66341 SR 331</text:p>
          </table:table-cell>
          <table:table-cell office:value-type="string" calcext:value-type="string">
            <text:p>66341 SR 331</text:p>
            <text:p>Wyatt, Indiana 46595</text:p>
            <text:p>(41.52580347200046, -86.16939859699966)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95</text:p>
          </table:table-cell>
          <table:table-cell table:formula="of:=MID([.$D34];SEARCH(&quot;(&quot;;[.$D34])+1;SEARCH(&quot;,&quot;;[.$D34];SEARCH(&quot;(&quot;;[.$D34]))-SEARCH(&quot;(&quot;;[.$D34])-1)" office:value-type="string" office:string-value="41.52580347200046" calcext:value-type="string">
            <text:p>41.52580347200046</text:p>
          </table:table-cell>
          <table:table-cell table:formula="of:=MID([.$D34];SEARCH(&quot;,&quot;;[.$D34];SEARCH(&quot;(&quot;;[.$D34]))+2;SEARCH(&quot;)&quot;;[.$D34])-2-SEARCH(&quot;,&quot;;[.$D34];SEARCH(&quot;(&quot;;[.$D34])))" office:value-type="string" office:string-value="-86.16939859699966" calcext:value-type="string">
            <text:p>-86.16939859699966</text:p>
          </table:table-cell>
          <table:table-cell office:value-type="string" calcext:value-type="string">
            <text:p>574-633-4915</text:p>
          </table:table-cell>
        </table:table-row>
        <table:table-row table:style-name="ro2">
          <table:table-cell office:value-type="string" calcext:value-type="string">
            <text:p>Mishawaka EMS Station</text:p>
          </table:table-cell>
          <table:table-cell office:value-type="string" calcext:value-type="string">
            <text:p>FIRE STATION</text:p>
          </table:table-cell>
          <table:table-cell table:formula="of:=LEFT([.$D35];SEARCH(&quot;\n&quot;;[.$D35])-1)" office:value-type="string" office:string-value="333 E. Mishawaka Ave" calcext:value-type="string">
            <text:p>333 E. Mishawaka Ave</text:p>
          </table:table-cell>
          <table:table-cell office:value-type="string" calcext:value-type="string">
            <text:p>333 E. Mishawaka Ave</text:p>
            <text:p>Mishawaka, Indiana 46545</text:p>
            <text:p>(41.666220937000446, -86.17789057999966)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5</text:p>
          </table:table-cell>
          <table:table-cell table:formula="of:=MID([.$D35];SEARCH(&quot;(&quot;;[.$D35])+1;SEARCH(&quot;,&quot;;[.$D35];SEARCH(&quot;(&quot;;[.$D35]))-SEARCH(&quot;(&quot;;[.$D35])-1)" office:value-type="string" office:string-value="41.666220937000446" calcext:value-type="string">
            <text:p>41.666220937000446</text:p>
          </table:table-cell>
          <table:table-cell table:formula="of:=MID([.$D35];SEARCH(&quot;,&quot;;[.$D35];SEARCH(&quot;(&quot;;[.$D35]))+2;SEARCH(&quot;)&quot;;[.$D35])-2-SEARCH(&quot;,&quot;;[.$D35];SEARCH(&quot;(&quot;;[.$D35])))" office:value-type="string" office:string-value="-86.17789057999966" calcext:value-type="string">
            <text:p>-86.17789057999966</text:p>
          </table:table-cell>
          <table:table-cell office:value-type="string" calcext:value-type="string">
            <text:p>574-258-1675</text:p>
          </table:table-cell>
        </table:table-row>
        <table:table-row table:style-name="ro2">
          <table:table-cell office:value-type="string" calcext:value-type="string">
            <text:p>Mishawaka Fire Dept. Station #3</text:p>
          </table:table-cell>
          <table:table-cell office:value-type="string" calcext:value-type="string">
            <text:p>FIRE STATION</text:p>
          </table:table-cell>
          <table:table-cell table:formula="of:=LEFT([.$D36];SEARCH(&quot;\n&quot;;[.$D36])-1)" office:value-type="string" office:string-value="333 E Douglas Road" calcext:value-type="string">
            <text:p>333 E Douglas Road</text:p>
          </table:table-cell>
          <table:table-cell office:value-type="string" calcext:value-type="string">
            <text:p>333 E Douglas Road</text:p>
            <text:p>Mishawaka, Indiana 46645</text:p>
            <text:p>(41.709469466000485, -86.17766101299964)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45</text:p>
          </table:table-cell>
          <table:table-cell table:formula="of:=MID([.$D36];SEARCH(&quot;(&quot;;[.$D36])+1;SEARCH(&quot;,&quot;;[.$D36];SEARCH(&quot;(&quot;;[.$D36]))-SEARCH(&quot;(&quot;;[.$D36])-1)" office:value-type="string" office:string-value="41.709469466000485" calcext:value-type="string">
            <text:p>41.709469466000485</text:p>
          </table:table-cell>
          <table:table-cell table:formula="of:=MID([.$D36];SEARCH(&quot;,&quot;;[.$D36];SEARCH(&quot;(&quot;;[.$D36]))+2;SEARCH(&quot;)&quot;;[.$D36])-2-SEARCH(&quot;,&quot;;[.$D36];SEARCH(&quot;(&quot;;[.$D36])))" office:value-type="string" office:string-value="-86.17766101299964" calcext:value-type="string">
            <text:p>-86.17766101299964</text:p>
          </table:table-cell>
          <table:table-cell office:value-type="string" calcext:value-type="string">
            <text:p>574-247-0928</text:p>
          </table:table-cell>
        </table:table-row>
        <table:table-row table:style-name="ro2">
          <table:table-cell office:value-type="string" calcext:value-type="string">
            <text:p>South Bend Police Department</text:p>
          </table:table-cell>
          <table:table-cell office:value-type="string" calcext:value-type="string">
            <text:p>POLICE STATION</text:p>
          </table:table-cell>
          <table:table-cell table:formula="of:=LEFT([.$D37];SEARCH(&quot;\n&quot;;[.$D37])-1)" office:value-type="string" office:string-value="101 W SAMPLE" calcext:value-type="string">
            <text:p>101 W SAMPLE</text:p>
          </table:table-cell>
          <table:table-cell office:value-type="string" calcext:value-type="string">
            <text:p>101 W SAMPLE</text:p>
            <text:p>South Bend, Indiana 46619</text:p>
            <text:p>(41.66452382300048, -86.32689998899968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9</text:p>
          </table:table-cell>
          <table:table-cell table:formula="of:=MID([.$D37];SEARCH(&quot;(&quot;;[.$D37])+1;SEARCH(&quot;,&quot;;[.$D37];SEARCH(&quot;(&quot;;[.$D37]))-SEARCH(&quot;(&quot;;[.$D37])-1)" office:value-type="string" office:string-value="41.66452382300048" calcext:value-type="string">
            <text:p>41.66452382300048</text:p>
          </table:table-cell>
          <table:table-cell table:formula="of:=MID([.$D37];SEARCH(&quot;,&quot;;[.$D37];SEARCH(&quot;(&quot;;[.$D37]))+2;SEARCH(&quot;)&quot;;[.$D37])-2-SEARCH(&quot;,&quot;;[.$D37];SEARCH(&quot;(&quot;;[.$D37])))" office:value-type="string" office:string-value="-86.32689998899968" calcext:value-type="string">
            <text:p>-86.32689998899968</text:p>
          </table:table-cell>
          <table:table-cell office:value-type="string" calcext:value-type="string">
            <text:p>574-245-6500</text:p>
          </table:table-cell>
        </table:table-row>
        <table:table-row table:style-name="ro2">
          <table:table-cell office:value-type="string" calcext:value-type="string">
            <text:p>Mishawaka Police Department</text:p>
          </table:table-cell>
          <table:table-cell office:value-type="string" calcext:value-type="string">
            <text:p>POLICE STATION</text:p>
          </table:table-cell>
          <table:table-cell table:formula="of:=LEFT([.$D38];SEARCH(&quot;\n&quot;;[.$D38])-1)" office:value-type="string" office:string-value="200 N CHURCH ST" calcext:value-type="string">
            <text:p>200 N CHURCH ST</text:p>
          </table:table-cell>
          <table:table-cell office:value-type="string" calcext:value-type="string">
            <text:p>200 N CHURCH ST</text:p>
            <text:p>Mishawaka, Indiana 46544</text:p>
            <text:p>(41.66218651300045, -86.17930931799964)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4</text:p>
          </table:table-cell>
          <table:table-cell table:formula="of:=MID([.$D38];SEARCH(&quot;(&quot;;[.$D38])+1;SEARCH(&quot;,&quot;;[.$D38];SEARCH(&quot;(&quot;;[.$D38]))-SEARCH(&quot;(&quot;;[.$D38])-1)" office:value-type="string" office:string-value="41.66218651300045" calcext:value-type="string">
            <text:p>41.66218651300045</text:p>
          </table:table-cell>
          <table:table-cell table:formula="of:=MID([.$D38];SEARCH(&quot;,&quot;;[.$D38];SEARCH(&quot;(&quot;;[.$D38]))+2;SEARCH(&quot;)&quot;;[.$D38])-2-SEARCH(&quot;,&quot;;[.$D38];SEARCH(&quot;(&quot;;[.$D38])))" office:value-type="string" office:string-value="-86.17930931799964" calcext:value-type="string">
            <text:p>-86.17930931799964</text:p>
          </table:table-cell>
          <table:table-cell office:value-type="string" calcext:value-type="string">
            <text:p>574-258-1768</text:p>
          </table:table-cell>
        </table:table-row>
        <table:table-row table:style-name="ro2">
          <table:table-cell office:value-type="string" calcext:value-type="string">
            <text:p>St. Joseph County Jail</text:p>
          </table:table-cell>
          <table:table-cell office:value-type="string" calcext:value-type="string">
            <text:p>POLICE STATION</text:p>
          </table:table-cell>
          <table:table-cell table:formula="of:=LEFT([.$D39];SEARCH(&quot;\n&quot;;[.$D39])-1)" office:value-type="string" office:string-value="701 W SAMPLE" calcext:value-type="string">
            <text:p>701 W SAMPLE</text:p>
          </table:table-cell>
          <table:table-cell office:value-type="string" calcext:value-type="string">
            <text:p>701 W SAMPLE</text:p>
            <text:p>South Bend, Indiana 46625</text:p>
            <text:p>(41.67905056300049, -86.25404046099965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5</text:p>
          </table:table-cell>
          <table:table-cell table:formula="of:=MID([.$D39];SEARCH(&quot;(&quot;;[.$D39])+1;SEARCH(&quot;,&quot;;[.$D39];SEARCH(&quot;(&quot;;[.$D39]))-SEARCH(&quot;(&quot;;[.$D39])-1)" office:value-type="string" office:string-value="41.67905056300049" calcext:value-type="string">
            <text:p>41.67905056300049</text:p>
          </table:table-cell>
          <table:table-cell table:formula="of:=MID([.$D39];SEARCH(&quot;,&quot;;[.$D39];SEARCH(&quot;(&quot;;[.$D39]))+2;SEARCH(&quot;)&quot;;[.$D39])-2-SEARCH(&quot;,&quot;;[.$D39];SEARCH(&quot;(&quot;;[.$D39])))" office:value-type="string" office:string-value="-86.25404046099965" calcext:value-type="string">
            <text:p>-86.25404046099965</text:p>
          </table:table-cell>
          <table:table-cell office:value-type="string" calcext:value-type="string">
            <text:p>574-235-9201</text:p>
          </table:table-cell>
        </table:table-row>
        <table:table-row table:style-name="ro2">
          <table:table-cell office:value-type="string" calcext:value-type="string">
            <text:p>Mishawaka Public Library</text:p>
          </table:table-cell>
          <table:table-cell office:value-type="string" calcext:value-type="string">
            <text:p>LIBRARY</text:p>
          </table:table-cell>
          <table:table-cell table:formula="of:=LEFT([.$D40];SEARCH(&quot;\n&quot;;[.$D40])-1)" office:value-type="string" office:string-value="209 Lincoln Way East" calcext:value-type="string">
            <text:p>209 Lincoln Way East</text:p>
          </table:table-cell>
          <table:table-cell office:value-type="string" calcext:value-type="string">
            <text:p>209 Lincoln Way East</text:p>
            <text:p>Mishawaka, Indiana 46544</text:p>
            <text:p>(41.66108696000049, -86.17904246599966)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4</text:p>
          </table:table-cell>
          <table:table-cell table:formula="of:=MID([.$D40];SEARCH(&quot;(&quot;;[.$D40])+1;SEARCH(&quot;,&quot;;[.$D40];SEARCH(&quot;(&quot;;[.$D40]))-SEARCH(&quot;(&quot;;[.$D40])-1)" office:value-type="string" office:string-value="41.66108696000049" calcext:value-type="string">
            <text:p>41.66108696000049</text:p>
          </table:table-cell>
          <table:table-cell table:formula="of:=MID([.$D40];SEARCH(&quot;,&quot;;[.$D40];SEARCH(&quot;(&quot;;[.$D40]))+2;SEARCH(&quot;)&quot;;[.$D40])-2-SEARCH(&quot;,&quot;;[.$D40];SEARCH(&quot;(&quot;;[.$D40])))" office:value-type="string" office:string-value="-86.17904246599966" calcext:value-type="string">
            <text:p>-86.17904246599966</text:p>
          </table:table-cell>
          <table:table-cell office:value-type="string" calcext:value-type="string">
            <text:p>574-259-5277</text:p>
          </table:table-cell>
        </table:table-row>
        <table:table-row table:style-name="ro2">
          <table:table-cell office:value-type="string" calcext:value-type="string">
            <text:p>Mishawaka Public Library Bittersweet Branch</text:p>
          </table:table-cell>
          <table:table-cell office:value-type="string" calcext:value-type="string">
            <text:p>LIBRARY</text:p>
          </table:table-cell>
          <table:table-cell table:formula="of:=LEFT([.$D41];SEARCH(&quot;\n&quot;;[.$D41])-1)" office:value-type="string" office:string-value="602 Bittersweet Rd." calcext:value-type="string">
            <text:p>602 Bittersweet Rd.</text:p>
          </table:table-cell>
          <table:table-cell office:value-type="string" calcext:value-type="string">
            <text:p>602 Bittersweet Rd.</text:p>
            <text:p>Mishawaka, Indiana 46544</text:p>
            <text:p>(41.670030383000494, -86.10949109799964)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4</text:p>
          </table:table-cell>
          <table:table-cell table:formula="of:=MID([.$D41];SEARCH(&quot;(&quot;;[.$D41])+1;SEARCH(&quot;,&quot;;[.$D41];SEARCH(&quot;(&quot;;[.$D41]))-SEARCH(&quot;(&quot;;[.$D41])-1)" office:value-type="string" office:string-value="41.670030383000494" calcext:value-type="string">
            <text:p>41.670030383000494</text:p>
          </table:table-cell>
          <table:table-cell table:formula="of:=MID([.$D41];SEARCH(&quot;,&quot;;[.$D41];SEARCH(&quot;(&quot;;[.$D41]))+2;SEARCH(&quot;)&quot;;[.$D41])-2-SEARCH(&quot;,&quot;;[.$D41];SEARCH(&quot;(&quot;;[.$D41])))" office:value-type="string" office:string-value="-86.10949109799964" calcext:value-type="string">
            <text:p>-86.10949109799964</text:p>
          </table:table-cell>
          <table:table-cell office:value-type="string" calcext:value-type="string">
            <text:p>574-259-0392</text:p>
          </table:table-cell>
        </table:table-row>
        <table:table-row table:style-name="ro2">
          <table:table-cell office:value-type="string" calcext:value-type="string">
            <text:p>St. Joseph Co. Public Library Francis Branch</text:p>
          </table:table-cell>
          <table:table-cell office:value-type="string" calcext:value-type="string">
            <text:p>LIBRARY</text:p>
          </table:table-cell>
          <table:table-cell table:formula="of:=LEFT([.$D42];SEARCH(&quot;\n&quot;;[.$D42])-1)" office:value-type="string" office:string-value="52655 Ironwood Dr." calcext:value-type="string">
            <text:p>52655 Ironwood Dr.</text:p>
          </table:table-cell>
          <table:table-cell office:value-type="string" calcext:value-type="string">
            <text:p>52655 Ironwood Dr.</text:p>
            <text:p>South Bend, Indiana 46635</text:p>
            <text:p>(41.72854097700048, -86.21703015499969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35</text:p>
          </table:table-cell>
          <table:table-cell table:formula="of:=MID([.$D42];SEARCH(&quot;(&quot;;[.$D42])+1;SEARCH(&quot;,&quot;;[.$D42];SEARCH(&quot;(&quot;;[.$D42]))-SEARCH(&quot;(&quot;;[.$D42])-1)" office:value-type="string" office:string-value="41.72854097700048" calcext:value-type="string">
            <text:p>41.72854097700048</text:p>
          </table:table-cell>
          <table:table-cell table:formula="of:=MID([.$D42];SEARCH(&quot;,&quot;;[.$D42];SEARCH(&quot;(&quot;;[.$D42]))+2;SEARCH(&quot;)&quot;;[.$D42])-2-SEARCH(&quot;,&quot;;[.$D42];SEARCH(&quot;(&quot;;[.$D42])))" office:value-type="string" office:string-value="-86.21703015499969" calcext:value-type="string">
            <text:p>-86.21703015499969</text:p>
          </table:table-cell>
          <table:table-cell office:value-type="string" calcext:value-type="string">
            <text:p>574-282-4641</text:p>
          </table:table-cell>
        </table:table-row>
        <table:table-row table:style-name="ro2">
          <table:table-cell office:value-type="string" calcext:value-type="string">
            <text:p>St. Joseph Co. Public Library Tutt Branch</text:p>
          </table:table-cell>
          <table:table-cell office:value-type="string" calcext:value-type="string">
            <text:p>LIBRARY</text:p>
          </table:table-cell>
          <table:table-cell table:formula="of:=LEFT([.$D43];SEARCH(&quot;\n&quot;;[.$D43])-1)" office:value-type="string" office:string-value="2223 Miami St." calcext:value-type="string">
            <text:p>2223 Miami St.</text:p>
          </table:table-cell>
          <table:table-cell office:value-type="string" calcext:value-type="string">
            <text:p>2223 Miami St.</text:p>
            <text:p>South Bend, Indiana 46613</text:p>
            <text:p>(41.65117097700045, -86.23489053199967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3</text:p>
          </table:table-cell>
          <table:table-cell table:formula="of:=MID([.$D43];SEARCH(&quot;(&quot;;[.$D43])+1;SEARCH(&quot;,&quot;;[.$D43];SEARCH(&quot;(&quot;;[.$D43]))-SEARCH(&quot;(&quot;;[.$D43])-1)" office:value-type="string" office:string-value="41.65117097700045" calcext:value-type="string">
            <text:p>41.65117097700045</text:p>
          </table:table-cell>
          <table:table-cell table:formula="of:=MID([.$D43];SEARCH(&quot;,&quot;;[.$D43];SEARCH(&quot;(&quot;;[.$D43]))+2;SEARCH(&quot;)&quot;;[.$D43])-2-SEARCH(&quot;,&quot;;[.$D43];SEARCH(&quot;(&quot;;[.$D43])))" office:value-type="string" office:string-value="-86.23489053199967" calcext:value-type="string">
            <text:p>-86.23489053199967</text:p>
          </table:table-cell>
          <table:table-cell office:value-type="string" calcext:value-type="string">
            <text:p>574-282-4637</text:p>
          </table:table-cell>
        </table:table-row>
        <table:table-row table:style-name="ro2">
          <table:table-cell office:value-type="string" calcext:value-type="string">
            <text:p>St. Joseph Co. Public Library River Park Branch</text:p>
          </table:table-cell>
          <table:table-cell office:value-type="string" calcext:value-type="string">
            <text:p>LIBRARY</text:p>
          </table:table-cell>
          <table:table-cell table:formula="of:=LEFT([.$D44];SEARCH(&quot;\n&quot;;[.$D44])-1)" office:value-type="string" office:string-value="2022 Mishawaka Av." calcext:value-type="string">
            <text:p>2022 Mishawaka Av.</text:p>
          </table:table-cell>
          <table:table-cell office:value-type="string" calcext:value-type="string">
            <text:p>2022 Mishawaka Av.</text:p>
            <text:p>South Bend, Indiana 46615</text:p>
            <text:p>(41.6657208470005, -86.21666027299966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5</text:p>
          </table:table-cell>
          <table:table-cell table:formula="of:=MID([.$D44];SEARCH(&quot;(&quot;;[.$D44])+1;SEARCH(&quot;,&quot;;[.$D44];SEARCH(&quot;(&quot;;[.$D44]))-SEARCH(&quot;(&quot;;[.$D44])-1)" office:value-type="string" office:string-value="41.6657208470005" calcext:value-type="string">
            <text:p>41.6657208470005</text:p>
          </table:table-cell>
          <table:table-cell table:formula="of:=MID([.$D44];SEARCH(&quot;,&quot;;[.$D44];SEARCH(&quot;(&quot;;[.$D44]))+2;SEARCH(&quot;)&quot;;[.$D44])-2-SEARCH(&quot;,&quot;;[.$D44];SEARCH(&quot;(&quot;;[.$D44])))" office:value-type="string" office:string-value="-86.21666027299966" calcext:value-type="string">
            <text:p>-86.21666027299966</text:p>
          </table:table-cell>
          <table:table-cell office:value-type="string" calcext:value-type="string">
            <text:p>574-282-4635</text:p>
          </table:table-cell>
        </table:table-row>
        <table:table-row table:style-name="ro2">
          <table:table-cell office:value-type="string" calcext:value-type="string">
            <text:p>St. Joseph Co. Public Library Main Branch</text:p>
          </table:table-cell>
          <table:table-cell office:value-type="string" calcext:value-type="string">
            <text:p>LIBRARY</text:p>
          </table:table-cell>
          <table:table-cell table:formula="of:=LEFT([.$D45];SEARCH(&quot;\n&quot;;[.$D45])-1)" office:value-type="string" office:string-value="304 S. Main St." calcext:value-type="string">
            <text:p>304 S. Main St.</text:p>
          </table:table-cell>
          <table:table-cell office:value-type="string" calcext:value-type="string">
            <text:p>304 S. Main St.</text:p>
            <text:p>South Bend, Indiana 46601</text:p>
            <text:p>(41.673543564000454, -86.25187689899968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01</text:p>
          </table:table-cell>
          <table:table-cell table:formula="of:=MID([.$D45];SEARCH(&quot;(&quot;;[.$D45])+1;SEARCH(&quot;,&quot;;[.$D45];SEARCH(&quot;(&quot;;[.$D45]))-SEARCH(&quot;(&quot;;[.$D45])-1)" office:value-type="string" office:string-value="41.673543564000454" calcext:value-type="string">
            <text:p>41.673543564000454</text:p>
          </table:table-cell>
          <table:table-cell table:formula="of:=MID([.$D45];SEARCH(&quot;,&quot;;[.$D45];SEARCH(&quot;(&quot;;[.$D45]))+2;SEARCH(&quot;)&quot;;[.$D45])-2-SEARCH(&quot;,&quot;;[.$D45];SEARCH(&quot;(&quot;;[.$D45])))" office:value-type="string" office:string-value="-86.25187689899968" calcext:value-type="string">
            <text:p>-86.25187689899968</text:p>
          </table:table-cell>
          <table:table-cell office:value-type="string" calcext:value-type="string">
            <text:p>574-282-4646</text:p>
          </table:table-cell>
        </table:table-row>
        <table:table-row table:style-name="ro2">
          <table:table-cell office:value-type="string" calcext:value-type="string">
            <text:p>St. Joseph Co. Public Library LaSalle Branch</text:p>
          </table:table-cell>
          <table:table-cell office:value-type="string" calcext:value-type="string">
            <text:p>LIBRARY</text:p>
          </table:table-cell>
          <table:table-cell table:formula="of:=LEFT([.$D46];SEARCH(&quot;\n&quot;;[.$D46])-1)" office:value-type="string" office:string-value="3232 Ardmore Tr." calcext:value-type="string">
            <text:p>3232 Ardmore Tr.</text:p>
          </table:table-cell>
          <table:table-cell office:value-type="string" calcext:value-type="string">
            <text:p>3232 Ardmore Tr.</text:p>
            <text:p>South Bend, Indiana 46628</text:p>
            <text:p>(41.689051108000456, -86.29552017399965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table:formula="of:=MID([.$D46];SEARCH(&quot;(&quot;;[.$D46])+1;SEARCH(&quot;,&quot;;[.$D46];SEARCH(&quot;(&quot;;[.$D46]))-SEARCH(&quot;(&quot;;[.$D46])-1)" office:value-type="string" office:string-value="41.689051108000456" calcext:value-type="string">
            <text:p>41.689051108000456</text:p>
          </table:table-cell>
          <table:table-cell table:formula="of:=MID([.$D46];SEARCH(&quot;,&quot;;[.$D46];SEARCH(&quot;(&quot;;[.$D46]))+2;SEARCH(&quot;)&quot;;[.$D46])-2-SEARCH(&quot;,&quot;;[.$D46];SEARCH(&quot;(&quot;;[.$D46])))" office:value-type="string" office:string-value="-86.29552017399965" calcext:value-type="string">
            <text:p>-86.29552017399965</text:p>
          </table:table-cell>
          <table:table-cell office:value-type="string" calcext:value-type="string">
            <text:p>574-282-4633</text:p>
          </table:table-cell>
        </table:table-row>
        <table:table-row table:style-name="ro2">
          <table:table-cell office:value-type="string" calcext:value-type="string">
            <text:p>St. Joseph Co. Public Library Centre Township Branch</text:p>
          </table:table-cell>
          <table:table-cell office:value-type="string" calcext:value-type="string">
            <text:p>LIBRARY</text:p>
          </table:table-cell>
          <table:table-cell table:formula="of:=LEFT([.$D47];SEARCH(&quot;\n&quot;;[.$D47])-1)" office:value-type="string" office:string-value="1150 Kern Rd" calcext:value-type="string">
            <text:p>1150 Kern Rd</text:p>
          </table:table-cell>
          <table:table-cell office:value-type="string" calcext:value-type="string">
            <text:p>1150 Kern Rd</text:p>
            <text:p>South Bend, Indiana 46614</text:p>
            <text:p>(41.6076504240005, -86.23378088399966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4</text:p>
          </table:table-cell>
          <table:table-cell table:formula="of:=MID([.$D47];SEARCH(&quot;(&quot;;[.$D47])+1;SEARCH(&quot;,&quot;;[.$D47];SEARCH(&quot;(&quot;;[.$D47]))-SEARCH(&quot;(&quot;;[.$D47])-1)" office:value-type="string" office:string-value="41.6076504240005" calcext:value-type="string">
            <text:p>41.6076504240005</text:p>
          </table:table-cell>
          <table:table-cell table:formula="of:=MID([.$D47];SEARCH(&quot;,&quot;;[.$D47];SEARCH(&quot;(&quot;;[.$D47]))+2;SEARCH(&quot;)&quot;;[.$D47])-2-SEARCH(&quot;,&quot;;[.$D47];SEARCH(&quot;(&quot;;[.$D47])))" office:value-type="string" office:string-value="-86.23378088399966" calcext:value-type="string">
            <text:p>-86.23378088399966</text:p>
          </table:table-cell>
          <table:table-cell office:value-type="string" calcext:value-type="string">
            <text:p>574-251-3700</text:p>
          </table:table-cell>
        </table:table-row>
        <table:table-row table:style-name="ro2">
          <table:table-cell office:value-type="string" calcext:value-type="string">
            <text:p>St. Joseph Co. Public Library Western Branch</text:p>
          </table:table-cell>
          <table:table-cell office:value-type="string" calcext:value-type="string">
            <text:p>LIBRARY</text:p>
          </table:table-cell>
          <table:table-cell table:formula="of:=LEFT([.$D48];SEARCH(&quot;\n&quot;;[.$D48])-1)" office:value-type="string" office:string-value="611 Lombardy Dr" calcext:value-type="string">
            <text:p>611 Lombardy Dr</text:p>
          </table:table-cell>
          <table:table-cell office:value-type="string" calcext:value-type="string">
            <text:p>611 Lombardy Dr</text:p>
            <text:p>South Bend, Indiana 46628</text:p>
            <text:p>(41.70801127800047, -86.30769577799964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table:formula="of:=MID([.$D48];SEARCH(&quot;(&quot;;[.$D48])+1;SEARCH(&quot;,&quot;;[.$D48];SEARCH(&quot;(&quot;;[.$D48]))-SEARCH(&quot;(&quot;;[.$D48])-1)" office:value-type="string" office:string-value="41.70801127800047" calcext:value-type="string">
            <text:p>41.70801127800047</text:p>
          </table:table-cell>
          <table:table-cell table:formula="of:=MID([.$D48];SEARCH(&quot;,&quot;;[.$D48];SEARCH(&quot;(&quot;;[.$D48]))+2;SEARCH(&quot;)&quot;;[.$D48])-2-SEARCH(&quot;,&quot;;[.$D48];SEARCH(&quot;(&quot;;[.$D48])))" office:value-type="string" office:string-value="-86.30769577799964" calcext:value-type="string">
            <text:p>-86.30769577799964</text:p>
          </table:table-cell>
          <table:table-cell office:value-type="string" calcext:value-type="string">
            <text:p>574-282-4639</text:p>
          </table:table-cell>
        </table:table-row>
        <table:table-row table:style-name="ro2">
          <table:table-cell office:value-type="string" calcext:value-type="string">
            <text:p>St. Joseph Co. Public Library German Township Branch</text:p>
          </table:table-cell>
          <table:table-cell office:value-type="string" calcext:value-type="string">
            <text:p>LIBRARY</text:p>
          </table:table-cell>
          <table:table-cell table:formula="of:=LEFT([.$D49];SEARCH(&quot;\n&quot;;[.$D49])-1)" office:value-type="string" office:string-value="52807 Lynnewood Av" calcext:value-type="string">
            <text:p>52807 Lynnewood Av</text:p>
          </table:table-cell>
          <table:table-cell office:value-type="string" calcext:value-type="string">
            <text:p>52807 Lynnewood Av</text:p>
            <text:p>South Bend, Indiana 46628</text:p>
            <text:p>(41.72393320100048, -86.28282263899968)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table:formula="of:=MID([.$D49];SEARCH(&quot;(&quot;;[.$D49])+1;SEARCH(&quot;,&quot;;[.$D49];SEARCH(&quot;(&quot;;[.$D49]))-SEARCH(&quot;(&quot;;[.$D49])-1)" office:value-type="string" office:string-value="41.72393320100048" calcext:value-type="string">
            <text:p>41.72393320100048</text:p>
          </table:table-cell>
          <table:table-cell table:formula="of:=MID([.$D49];SEARCH(&quot;,&quot;;[.$D49];SEARCH(&quot;(&quot;;[.$D49]))+2;SEARCH(&quot;)&quot;;[.$D49])-2-SEARCH(&quot;,&quot;;[.$D49];SEARCH(&quot;(&quot;;[.$D49])))" office:value-type="string" office:string-value="-86.28282263899968" calcext:value-type="string">
            <text:p>-86.28282263899968</text:p>
          </table:table-cell>
          <table:table-cell office:value-type="string" calcext:value-type="string">
            <text:p>574-271-5144</text:p>
          </table:table-cell>
        </table:table-row>
        <table:table-row table:style-name="ro2">
          <table:table-cell office:value-type="string" calcext:value-type="string">
            <text:p>St. Joseph Co. Public Library North Liberty Branch</text:p>
          </table:table-cell>
          <table:table-cell office:value-type="string" calcext:value-type="string">
            <text:p>LIBRARY</text:p>
          </table:table-cell>
          <table:table-cell table:formula="of:=LEFT([.$D50];SEARCH(&quot;\n&quot;;[.$D50])-1)" office:value-type="string" office:string-value="105 E Market St" calcext:value-type="string">
            <text:p>105 E Market St</text:p>
          </table:table-cell>
          <table:table-cell office:value-type="string" calcext:value-type="string">
            <text:p>105 E Market St</text:p>
            <text:p>North Liberty, Indiana 46554</text:p>
            <text:p>(41.537320869000496, -86.42789091599968)</text:p>
          </table:table-cell>
          <table:table-cell office:value-type="string" calcext:value-type="string">
            <text:p>North Libert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54</text:p>
          </table:table-cell>
          <table:table-cell table:formula="of:=MID([.$D50];SEARCH(&quot;(&quot;;[.$D50])+1;SEARCH(&quot;,&quot;;[.$D50];SEARCH(&quot;(&quot;;[.$D50]))-SEARCH(&quot;(&quot;;[.$D50])-1)" office:value-type="string" office:string-value="41.537320869000496" calcext:value-type="string">
            <text:p>41.537320869000496</text:p>
          </table:table-cell>
          <table:table-cell table:formula="of:=MID([.$D50];SEARCH(&quot;,&quot;;[.$D50];SEARCH(&quot;(&quot;;[.$D50]))+2;SEARCH(&quot;)&quot;;[.$D50])-2-SEARCH(&quot;,&quot;;[.$D50];SEARCH(&quot;(&quot;;[.$D50])))" office:value-type="string" office:string-value="-86.42789091599968" calcext:value-type="string">
            <text:p>-86.42789091599968</text:p>
          </table:table-cell>
          <table:table-cell office:value-type="string" calcext:value-type="string">
            <text:p>574-656-3644</text:p>
          </table:table-cell>
        </table:table-row>
        <table:table-row table:style-name="ro2">
          <table:table-cell office:value-type="string" calcext:value-type="string">
            <text:p>St. Joseph Co. Public Library Lakeville Branch</text:p>
          </table:table-cell>
          <table:table-cell office:value-type="string" calcext:value-type="string">
            <text:p>LIBRARY</text:p>
          </table:table-cell>
          <table:table-cell table:formula="of:=LEFT([.$D51];SEARCH(&quot;\n&quot;;[.$D51])-1)" office:value-type="string" office:string-value="120 N Michigan St" calcext:value-type="string">
            <text:p>120 N Michigan St</text:p>
          </table:table-cell>
          <table:table-cell office:value-type="string" calcext:value-type="string">
            <text:p>120 N Michigan St</text:p>
            <text:p>Lakeville, Indiana 46536</text:p>
            <text:p>(41.52547079800047, -86.27405084799966)</text:p>
          </table:table-cell>
          <table:table-cell office:value-type="string" calcext:value-type="string">
            <text:p>Lakevil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36</text:p>
          </table:table-cell>
          <table:table-cell table:formula="of:=MID([.$D51];SEARCH(&quot;(&quot;;[.$D51])+1;SEARCH(&quot;,&quot;;[.$D51];SEARCH(&quot;(&quot;;[.$D51]))-SEARCH(&quot;(&quot;;[.$D51])-1)" office:value-type="string" office:string-value="41.52547079800047" calcext:value-type="string">
            <text:p>41.52547079800047</text:p>
          </table:table-cell>
          <table:table-cell table:formula="of:=MID([.$D51];SEARCH(&quot;,&quot;;[.$D51];SEARCH(&quot;(&quot;;[.$D51]))+2;SEARCH(&quot;)&quot;;[.$D51])-2-SEARCH(&quot;,&quot;;[.$D51];SEARCH(&quot;(&quot;;[.$D51])))" office:value-type="string" office:string-value="-86.27405084799966" calcext:value-type="string">
            <text:p>-86.27405084799966</text:p>
          </table:table-cell>
          <table:table-cell office:value-type="string" calcext:value-type="string">
            <text:p>574-784-3446</text:p>
          </table:table-cell>
        </table:table-row>
        <table:table-row table:style-name="ro2">
          <table:table-cell office:value-type="string" calcext:value-type="string">
            <text:p>Mishawaka Public Library Harris Branch</text:p>
          </table:table-cell>
          <table:table-cell office:value-type="string" calcext:value-type="string">
            <text:p>LIBRARY</text:p>
          </table:table-cell>
          <table:table-cell table:formula="of:=LEFT([.$D52];SEARCH(&quot;\n&quot;;[.$D52])-1)" office:value-type="string" office:string-value="51446 Elm Rd" calcext:value-type="string">
            <text:p>51446 Elm Rd</text:p>
          </table:table-cell>
          <table:table-cell office:value-type="string" calcext:value-type="string">
            <text:p>51446 Elm Rd</text:p>
            <text:p>Granger, Indiana 46530</text:p>
            <text:p>(41.74701091100047, -86.13972007399968)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30</text:p>
          </table:table-cell>
          <table:table-cell table:formula="of:=MID([.$D52];SEARCH(&quot;(&quot;;[.$D52])+1;SEARCH(&quot;,&quot;;[.$D52];SEARCH(&quot;(&quot;;[.$D52]))-SEARCH(&quot;(&quot;;[.$D52])-1)" office:value-type="string" office:string-value="41.74701091100047" calcext:value-type="string">
            <text:p>41.74701091100047</text:p>
          </table:table-cell>
          <table:table-cell table:formula="of:=MID([.$D52];SEARCH(&quot;,&quot;;[.$D52];SEARCH(&quot;(&quot;;[.$D52]))+2;SEARCH(&quot;)&quot;;[.$D52])-2-SEARCH(&quot;,&quot;;[.$D52];SEARCH(&quot;(&quot;;[.$D52])))" office:value-type="string" office:string-value="-86.13972007399968" calcext:value-type="string">
            <text:p>-86.13972007399968</text:p>
          </table:table-cell>
          <table:table-cell office:value-type="string" calcext:value-type="string">
            <text:p>574-271-31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16:28:06.463000000</dc:date>
    <meta:editing-duration>PT4M20S</meta:editing-duration>
    <meta:editing-cycles>1</meta:editing-cycles>
    <meta:document-statistic meta:table-count="1" meta:cell-count="520" meta:object-count="0"/>
    <meta:generator>LibreOffice/4.4.2.2$Windows_x86 LibreOffice_project/c4c7d32d0d49397cad38d62472b0bc8acff48dd6</meta:generator>
  </office:meta>
</office:document-meta>
</file>